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4" style:family="paragraph" style:parent-style-name="Standard">
      <style:paragraph-properties fo:text-align="center" style:justify-single-word="false"/>
      <style:text-properties fo:color="#ffffff" loext:opacity="100%" style:font-name="Noto Sans Mono" fo:font-size="8pt" officeooo:paragraph-rsid="010cb7c2" fo:background-color="transparent" style:font-size-asian="8pt" style:font-size-complex="8pt"/>
    </style:style>
    <style:style style:name="P5" style:family="paragraph" style:parent-style-name="Standard">
      <style:paragraph-properties fo:text-align="center" style:justify-single-word="false" fo:break-before="page"/>
      <style:text-properties fo:color="#ffffff" loext:opacity="100%" style:font-name="Noto Sans Mono" fo:font-size="8pt" officeooo:paragraph-rsid="010cb7c2" fo:background-color="transparent" style:font-size-asian="8pt" style:font-size-complex="8pt"/>
    </style:style>
    <style:style style:name="P6" style:family="paragraph" style:parent-style-name="Standard">
      <style:paragraph-properties fo:text-align="start" style:justify-single-word="false"/>
      <style:text-properties fo:color="#ffffff" loext:opacity="100%" style:font-name="Noto Sans Mono" fo:font-size="8pt" officeooo:paragraph-rsid="010cb7c2" fo:background-color="transparent" style:font-size-asian="8pt" style:font-size-complex="8pt"/>
    </style:style>
    <style:style style:name="P7" style:family="paragraph" style:parent-style-name="Standard">
      <style:paragraph-properties fo:text-align="start" style:justify-single-word="false"/>
      <style:text-properties fo:color="#ffffff" loext:opacity="100%" style:font-name="Noto Sans Mono" fo:font-size="8pt" officeooo:rsid="010cf5d0" officeooo:paragraph-rsid="010cf5d0" fo:background-color="transparent" style:font-size-asian="8pt" style:font-size-complex="8pt"/>
    </style:style>
    <style:style style:name="P8" style:family="paragraph" style:parent-style-name="Standard">
      <style:paragraph-properties fo:text-align="justify" style:justify-single-word="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9"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10" style:family="paragraph" style:parent-style-name="Standard">
      <style:paragraph-properties fo:margin-left="2.954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11" style:family="paragraph" style:parent-style-name="Standard">
      <style:paragraph-properties fo:text-align="start" style:justify-single-word="false"/>
      <style:text-properties fo:color="#ffffff" loext:opacity="100%" style:font-name="Noto Sans Mono" fo:font-size="8pt" fo:font-style="italic" officeooo:rsid="011d84e4" officeooo:paragraph-rsid="011d84e4" fo:background-color="transparent" style:font-size-asian="8pt" style:font-style-asian="italic" style:font-size-complex="8pt" style:font-style-complex="italic"/>
    </style:style>
    <style:style style:name="P12" style:family="paragraph" style:parent-style-name="Standard">
      <style:paragraph-properties fo:text-align="start" style:justify-single-word="false"/>
      <style:text-properties fo:color="#ffffff" loext:opacity="100%" style:font-name="Noto Sans Mono" fo:font-size="8pt" fo:font-style="italic" officeooo:rsid="011e291f" officeooo:paragraph-rsid="011e291f" fo:background-color="transparent" style:font-size-asian="8pt" style:font-style-asian="italic" style:font-size-complex="8pt" style:font-style-complex="italic"/>
    </style:style>
    <style:style style:name="P13" style:family="paragraph" style:parent-style-name="Standard">
      <style:text-properties fo:color="#ffffff" loext:opacity="100%" style:font-name="Noto Sans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14" style:family="paragraph" style:parent-style-name="Standard">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5" style:family="paragraph" style:parent-style-name="Standard">
      <style:paragraph-properties fo:margin-left="1.4772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6"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7"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8"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19" style:family="paragraph" style:parent-style-name="Standard">
      <style:paragraph-properties fo:text-align="start" style:justify-single-word="false"/>
      <style:text-properties fo:color="#ffffff" loext:opacity="100%" style:font-name="Noto Sans Mono" fo:font-size="8pt" fo:font-style="normal" officeooo:rsid="010d36c0" officeooo:paragraph-rsid="010cf5d0" fo:background-color="transparent" style:font-size-asian="8pt" style:font-style-asian="normal" style:font-size-complex="8pt" style:font-style-complex="normal"/>
    </style:style>
    <style:style style:name="P20" style:family="paragraph" style:parent-style-name="Standard">
      <style:paragraph-properties fo:text-align="start" style:justify-single-word="false"/>
      <style:text-properties fo:color="#ffffff" loext:opacity="100%" style:font-name="Noto Sans Mono" fo:font-size="8pt" fo:font-style="normal" officeooo:rsid="010e1b39" officeooo:paragraph-rsid="010cf5d0" fo:background-color="transparent" style:font-size-asian="8pt" style:font-style-asian="normal" style:font-size-complex="8pt" style:font-style-complex="normal"/>
    </style:style>
    <style:style style:name="P21" style:family="paragraph" style:parent-style-name="Standard">
      <style:paragraph-properties fo:text-align="center" style:justify-single-word="false"/>
      <style:text-properties fo:color="#ffffff" loext:opacity="100%" style:font-name="Noto Sans Mono" fo:font-size="8pt" fo:font-style="normal" officeooo:rsid="0119599a" officeooo:paragraph-rsid="0116d2d9" fo:background-color="transparent" style:font-size-asian="8pt" style:font-style-asian="normal" style:font-size-complex="8pt" style:font-style-complex="normal"/>
    </style:style>
    <style:style style:name="P22" style:family="paragraph" style:parent-style-name="Standard">
      <style:paragraph-properties fo:text-align="start" style:justify-single-word="false"/>
      <style:text-properties fo:color="#ffffff" loext:opacity="100%" style:font-name="Noto Sans Mono" fo:font-size="8pt" fo:font-style="normal" officeooo:rsid="011d84e4" officeooo:paragraph-rsid="011b4787" fo:background-color="transparent" style:font-size-asian="8pt" style:font-style-asian="normal" style:font-size-complex="8pt" style:font-style-complex="normal"/>
    </style:style>
    <style:style style:name="P23" style:family="paragraph" style:parent-style-name="Standard">
      <style:paragraph-properties fo:text-align="start" style:justify-single-word="false"/>
      <style:text-properties fo:color="#ffffff" loext:opacity="100%" style:font-name="Noto Sans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start" style:justify-single-word="false"/>
      <style:text-properties fo:color="#ffffff" loext:opacity="100%" style:font-name="Noto Sans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25" style:family="paragraph" style:parent-style-name="Standard">
      <style:text-properties fo:color="#ffffff" loext:opacity="100%" style:font-name="Noto Sans Mono" fo:font-size="8pt" fo:font-weight="normal" officeooo:rsid="0120c6b4" fo:background-color="transparent" style:font-size-asian="8pt" style:font-weight-asian="normal" style:font-size-complex="8pt" style:font-weight-complex="normal"/>
    </style:style>
    <style:style style:name="P26" style:family="paragraph" style:parent-style-name="Standard">
      <style:text-properties fo:color="#ffffff" loext:opacity="100%" style:font-name="Noto Sans Mono" fo:font-size="8pt" fo:font-weight="normal" officeooo:rsid="01218838" fo:background-color="transparent" style:font-size-asian="8pt" style:font-weight-asian="normal" style:font-size-complex="8pt" style:font-weight-complex="normal"/>
    </style:style>
    <style:style style:name="P27" style:family="paragraph" style:parent-style-name="Footnote">
      <style:text-properties style:font-name="Noto Sans Mono" fo:font-size="7pt" officeooo:rsid="010d36c0" officeooo:paragraph-rsid="010d36c0" style:font-size-asian="7pt" style:font-size-complex="7pt"/>
    </style:style>
    <style:style style:name="P28" style:family="paragraph" style:parent-style-name="Footnote">
      <style:text-properties style:font-name="Noto Sans Mono" fo:font-size="7pt" officeooo:rsid="010e1b39" officeooo:paragraph-rsid="010e1b39" style:font-size-asian="7pt" style:font-size-complex="7pt"/>
    </style:style>
    <style:style style:name="P29" style:family="paragraph" style:parent-style-name="Footnote">
      <style:text-properties style:font-name="Noto Sans Mono" fo:font-size="7pt" officeooo:rsid="012956c5" officeooo:paragraph-rsid="012956c5" style:font-size-asian="6.09999990463257pt" style:font-size-complex="7pt"/>
    </style:style>
    <style:style style:name="P30" style:family="paragraph" style:parent-style-name="Footnote">
      <style:text-properties style:font-name="Noto Sans Mono" fo:font-size="7pt" officeooo:rsid="0134987a" officeooo:paragraph-rsid="0134987a" style:font-size-asian="6.09999990463257pt" style:font-size-complex="7pt"/>
    </style:style>
    <style:style style:name="P31" style:family="paragraph" style:parent-style-name="Standard">
      <style:text-properties style:font-name="Noto Sans Mono" fo:font-size="8pt" style:font-size-asian="8pt" style:font-size-complex="8pt"/>
    </style:style>
    <style:style style:name="P32" style:family="paragraph" style:parent-style-name="Standard">
      <style:paragraph-properties fo:text-align="start" style:justify-single-word="false" fo:break-before="page"/>
      <style:text-properties style:font-name="Noto Sans Mono" fo:font-size="8pt" officeooo:rsid="014f6884" officeooo:paragraph-rsid="014f6884" style:font-size-asian="8pt" style:font-size-complex="8pt"/>
    </style:style>
    <style:style style:name="P33" style:family="paragraph" style:parent-style-name="Standard">
      <style:paragraph-properties fo:text-align="start" style:justify-single-word="false"/>
      <style:text-properties style:font-name="Noto Sans Mono" fo:font-size="8pt" officeooo:rsid="014f6884" officeooo:paragraph-rsid="014f6884" style:font-size-asian="8pt" style:font-size-complex="8pt"/>
    </style:style>
    <style:style style:name="P34" style:family="paragraph" style:parent-style-name="Standard">
      <style:paragraph-properties fo:text-align="start" style:justify-single-word="false"/>
      <style:text-properties style:font-name="Noto Sans Mono" fo:font-size="8pt" officeooo:rsid="01589b68" officeooo:paragraph-rsid="01589b68" style:font-size-asian="8pt" style:font-size-complex="8pt"/>
    </style:style>
    <style:style style:name="P35" style:family="paragraph" style:parent-style-name="Standard">
      <style:paragraph-properties fo:text-align="start" style:justify-single-word="false"/>
      <style:text-properties style:font-name="Noto Sans Mono" fo:font-size="8pt" fo:font-weight="bold" officeooo:rsid="0159d683" officeooo:paragraph-rsid="0159d683" style:font-size-asian="8pt" style:font-weight-asian="bold" style:font-size-complex="8pt" style:font-weight-complex="bold"/>
    </style:style>
    <style:style style:name="P36" style:family="paragraph" style:parent-style-name="Standard">
      <style:paragraph-properties fo:text-align="start" style:justify-single-word="false"/>
      <style:text-properties style:font-name="Noto Sans Mono" fo:font-size="8pt" fo:font-weight="bold" officeooo:rsid="015b570e" officeooo:paragraph-rsid="015b570e" style:font-size-asian="8pt" style:font-weight-asian="bold" style:font-size-complex="8pt" style:font-weight-complex="bold"/>
    </style:style>
    <style:style style:name="P37" style:family="paragraph" style:parent-style-name="Standard">
      <style:paragraph-properties fo:text-align="start" style:justify-single-word="false"/>
      <style:text-properties style:font-name="Noto Sans Mono" fo:font-size="8pt" fo:font-weight="bold" officeooo:rsid="015b570e" officeooo:paragraph-rsid="015ed6fb" style:font-size-asian="8pt" style:font-weight-asian="bold" style:font-size-complex="8pt" style:font-weight-complex="bold"/>
    </style:style>
    <style:style style:name="P38" style:family="paragraph" style:parent-style-name="Standard">
      <style:paragraph-properties fo:text-align="start" style:justify-single-word="false"/>
      <style:text-properties style:font-name="Noto Sans Mono" fo:font-size="8pt" fo:font-weight="bold" officeooo:rsid="0160174b" officeooo:paragraph-rsid="0160174b" style:font-size-asian="8pt" style:font-weight-asian="bold" style:font-size-complex="8pt" style:font-weight-complex="bold"/>
    </style:style>
    <style:style style:name="P39" style:family="paragraph" style:parent-style-name="Standard">
      <style:paragraph-properties fo:text-align="start" style:justify-single-word="false"/>
      <style:text-properties style:font-name="Noto Sans Mono" fo:font-size="8pt" fo:font-weight="bold" officeooo:rsid="01617bc5" officeooo:paragraph-rsid="01617bc5" style:font-size-asian="8pt" style:font-weight-asian="bold" style:font-size-complex="8pt" style:font-weight-complex="bold"/>
    </style:style>
    <style:style style:name="P40" style:family="paragraph" style:parent-style-name="Standard">
      <style:paragraph-properties fo:text-align="start" style:justify-single-word="false"/>
      <style:text-properties style:font-name="Noto Sans Mono" fo:font-size="8pt" fo:font-weight="bold" officeooo:rsid="01617bc5" officeooo:paragraph-rsid="0162408d" style:font-size-asian="8pt" style:font-weight-asian="bold" style:font-size-complex="8pt" style:font-weight-complex="bold"/>
    </style:style>
    <style:style style:name="P41" style:family="paragraph" style:parent-style-name="Standard">
      <style:text-properties style:font-name="Noto Sans Mono" fo:font-size="8pt" fo:font-weight="bold" officeooo:rsid="016b6852" officeooo:paragraph-rsid="016b6852" style:font-size-asian="8pt" style:font-weight-asian="bold" style:font-size-complex="8pt" style:font-weight-complex="bold"/>
    </style:style>
    <style:style style:name="P42" style:family="paragraph" style:parent-style-name="Standard">
      <style:paragraph-properties fo:text-align="start" style:justify-single-word="false"/>
      <style:text-properties style:font-name="Noto Sans Mono" fo:font-size="8pt" fo:font-weight="bold" officeooo:rsid="016c5f51" officeooo:paragraph-rsid="016c5f51" style:font-size-asian="8pt" style:font-weight-asian="bold" style:font-size-complex="8pt" style:font-weight-complex="bold"/>
    </style:style>
    <style:style style:name="P43" style:family="paragraph" style:parent-style-name="Standard">
      <style:paragraph-properties fo:text-align="end" style:justify-single-word="false"/>
      <style:text-properties style:font-name="Noto Sans Mono" fo:font-size="8pt" fo:font-weight="bold" officeooo:rsid="016c5f51" officeooo:paragraph-rsid="016c5f51" style:font-size-asian="8pt" style:font-weight-asian="bold" style:font-size-complex="8pt" style:font-weight-complex="bold"/>
    </style:style>
    <style:style style:name="P44" style:family="paragraph" style:parent-style-name="Standard">
      <style:paragraph-properties fo:text-align="start" style:justify-single-word="false"/>
      <style:text-properties style:font-name="Noto Sans Mono" fo:font-size="8pt" fo:font-weight="bold" officeooo:rsid="016cfbc6" officeooo:paragraph-rsid="016cfbc6" style:font-size-asian="8pt" style:font-weight-asian="bold" style:font-size-complex="8pt" style:font-weight-complex="bold"/>
    </style:style>
    <style:style style:name="P45" style:family="paragraph" style:parent-style-name="Standard">
      <style:paragraph-properties fo:text-align="start" style:justify-single-word="false"/>
      <style:text-properties style:font-name="Noto Sans Mono" fo:font-size="8pt" fo:font-weight="bold" officeooo:rsid="016e6698" officeooo:paragraph-rsid="016e6698" style:font-size-asian="8pt" style:font-weight-asian="bold" style:font-size-complex="8pt" style:font-weight-complex="bold"/>
    </style:style>
    <style:style style:name="P46" style:family="paragraph" style:parent-style-name="Standard">
      <style:paragraph-properties fo:text-align="start" style:justify-single-word="false"/>
      <style:text-properties style:font-name="Noto Sans Mono" fo:font-size="8pt" fo:font-weight="bold" officeooo:rsid="017259ea" officeooo:paragraph-rsid="017259ea" style:font-size-asian="8pt" style:font-weight-asian="bold" style:font-size-complex="8pt" style:font-weight-complex="bold"/>
    </style:style>
    <style:style style:name="P47" style:family="paragraph" style:parent-style-name="Standard">
      <style:paragraph-properties fo:text-align="end" style:justify-single-word="false"/>
      <style:text-properties style:font-name="Noto Sans Mono" fo:font-size="8pt" fo:font-weight="bold" officeooo:rsid="017259ea" officeooo:paragraph-rsid="017259ea" style:font-size-asian="8pt" style:font-weight-asian="bold" style:font-size-complex="8pt" style:font-weight-complex="bold"/>
    </style:style>
    <style:style style:name="P48" style:family="paragraph" style:parent-style-name="Standard">
      <style:paragraph-properties fo:text-align="start" style:justify-single-word="false"/>
      <style:text-properties style:font-name="Noto Sans Mono" fo:font-size="8pt" fo:font-weight="bold" officeooo:rsid="01730961" officeooo:paragraph-rsid="01755ece" style:font-size-asian="8pt" style:font-weight-asian="bold" style:font-size-complex="8pt" style:font-weight-complex="bold"/>
    </style:style>
    <style:style style:name="P49" style:family="paragraph" style:parent-style-name="Standard">
      <style:paragraph-properties fo:text-align="start" style:justify-single-word="false"/>
      <style:text-properties style:font-name="Noto Sans Mono" fo:font-size="8pt" fo:font-weight="bold" officeooo:rsid="017676dd" officeooo:paragraph-rsid="017676dd" style:font-size-asian="8pt" style:font-weight-asian="bold" style:font-size-complex="8pt" style:font-weight-complex="bold"/>
    </style:style>
    <style:style style:name="P50" style:family="paragraph" style:parent-style-name="Standard">
      <style:paragraph-properties fo:text-align="start" style:justify-single-word="false"/>
      <style:text-properties style:font-name="Noto Sans Mono" fo:font-size="8pt" fo:font-weight="bold" officeooo:rsid="017bb3db" officeooo:paragraph-rsid="017bb3db" style:font-size-asian="8pt" style:font-weight-asian="bold" style:font-size-complex="8pt" style:font-weight-complex="bold"/>
    </style:style>
    <style:style style:name="P51" style:family="paragraph" style:parent-style-name="Standard">
      <style:paragraph-properties fo:margin-left="1.4772in" fo:margin-right="0in" fo:text-align="end" style:justify-single-word="false" fo:text-indent="0in" style:auto-text-indent="false"/>
      <style:text-properties style:font-name="Noto Sans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52" style:family="paragraph" style:parent-style-name="Standard">
      <style:paragraph-properties fo:text-align="start" style:justify-single-word="false"/>
      <style:text-properties style:font-name="Noto Sans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53" style:family="paragraph" style:parent-style-name="Standard">
      <style:paragraph-properties fo:text-align="start" style:justify-single-word="false"/>
      <style:text-properties style:font-name="Noto Sans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54" style:family="paragraph" style:parent-style-name="Standard">
      <style:paragraph-properties fo:text-align="center" style:justify-single-word="false"/>
      <style:text-properties style:font-name="Noto Sans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55" style:family="paragraph" style:parent-style-name="Standard">
      <style:paragraph-properties fo:text-align="start" style:justify-single-word="false"/>
      <style:text-properties style:font-name="Noto Sans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56" style:family="paragraph" style:parent-style-name="Standard">
      <style:paragraph-properties fo:text-align="start" style:justify-single-word="false"/>
      <style:text-properties style:font-name="Noto Sans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57" style:family="paragraph" style:parent-style-name="Standard">
      <style:paragraph-properties fo:text-align="end" style:justify-single-word="false"/>
      <style:text-properties style:font-name="Noto Sans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58" style:family="paragraph" style:parent-style-name="Standard">
      <style:paragraph-properties fo:text-align="start" style:justify-single-word="false"/>
      <style:text-properties style:font-name="Noto Sans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59" style:family="paragraph" style:parent-style-name="Standard">
      <style:paragraph-properties fo:text-align="center" style:justify-single-word="false"/>
      <style:text-properties style:font-name="Noto Sans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60" style:family="paragraph" style:parent-style-name="Standard">
      <style:paragraph-properties fo:text-align="start" style:justify-single-word="false"/>
      <style:text-properties style:font-name="Noto Sans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61" style:family="paragraph" style:parent-style-name="Standard">
      <style:paragraph-properties fo:text-align="start" style:justify-single-word="false"/>
      <style:text-properties style:font-name="Noto Sans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62" style:family="paragraph" style:parent-style-name="Standard">
      <style:paragraph-properties fo:text-align="start" style:justify-single-word="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63" style:family="paragraph" style:parent-style-name="Standard">
      <style:paragraph-properties fo:text-align="start" style:justify-single-word="false"/>
      <style:text-properties style:font-name="Noto Sans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64" style:family="paragraph" style:parent-style-name="Standard">
      <style:paragraph-properties fo:margin-left="1.4772in" fo:margin-right="0in" fo:text-align="end" style:justify-single-word="false" fo:text-indent="0in" style:auto-text-indent="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65" style:family="paragraph" style:parent-style-name="Standard">
      <style:paragraph-properties fo:margin-left="0.9846in" fo:margin-right="0in" fo:text-align="end" style:justify-single-word="false" fo:text-indent="0in" style:auto-text-indent="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66" style:family="paragraph" style:parent-style-name="Standard">
      <style:paragraph-properties fo:text-align="end" style:justify-single-word="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67" style:family="paragraph" style:parent-style-name="Standard">
      <style:paragraph-properties fo:text-align="start" style:justify-single-word="false"/>
      <style:text-properties style:font-name="Noto Sans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68" style:family="paragraph" style:parent-style-name="Standard">
      <style:paragraph-properties fo:text-align="end" style:justify-single-word="false"/>
      <style:text-properties style:font-name="Noto Sans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69" style:family="paragraph" style:parent-style-name="Standard">
      <style:paragraph-properties fo:text-align="start" style:justify-single-word="false"/>
      <style:text-properties style:font-name="Noto Sans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70" style:family="paragraph" style:parent-style-name="Standard">
      <style:paragraph-properties fo:text-align="start" style:justify-single-word="false"/>
      <style:text-properties style:font-name="Noto Sans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71" style:family="paragraph" style:parent-style-name="Standard">
      <style:paragraph-properties fo:text-align="start" style:justify-single-word="false"/>
      <style:text-properties style:font-name="Noto Sans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72" style:family="paragraph" style:parent-style-name="Standard">
      <style:paragraph-properties fo:text-align="end" style:justify-single-word="false"/>
      <style:text-properties style:font-name="Noto Sans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73" style:family="paragraph" style:parent-style-name="Standard">
      <style:paragraph-properties fo:margin-left="0in" fo:margin-right="0in" fo:text-align="start" style:justify-single-word="false" fo:text-indent="0in" style:auto-text-indent="false"/>
      <style:text-properties style:font-name="Noto Sans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74" style:family="paragraph" style:parent-style-name="Standard">
      <style:paragraph-properties fo:text-align="start" style:justify-single-word="false"/>
      <style:text-properties style:font-name="Noto Sans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75" style:family="paragraph" style:parent-style-name="Standard">
      <style:paragraph-properties fo:text-align="start" style:justify-single-word="false"/>
      <style:text-properties style:font-name="Noto Sans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76" style:family="paragraph" style:parent-style-name="Standard">
      <style:paragraph-properties fo:text-align="end" style:justify-single-word="false"/>
      <style:text-properties style:font-name="Noto Sans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77" style:family="paragraph" style:parent-style-name="Standard">
      <style:paragraph-properties fo:text-align="start" style:justify-single-word="false"/>
      <style:text-properties style:font-name="Noto Sans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78" style:family="paragraph" style:parent-style-name="Standard">
      <style:paragraph-properties fo:text-align="end" style:justify-single-word="false"/>
      <style:text-properties style:font-name="Noto Sans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79" style:family="paragraph" style:parent-style-name="Standard">
      <style:paragraph-properties fo:text-align="start" style:justify-single-word="false"/>
      <style:text-properties style:font-name="Noto Sans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80" style:family="paragraph" style:parent-style-name="Standard">
      <style:text-properties style:font-name="Noto Sans Mono" fo:font-size="8pt" fo:font-style="normal" officeooo:rsid="014caf54" style:font-size-asian="8pt" style:font-style-asian="normal" style:font-size-complex="8pt" style:font-style-complex="normal"/>
    </style:style>
    <style:style style:name="P81" style:family="paragraph" style:parent-style-name="Standard">
      <style:text-properties style:font-name="Noto Sans Mono" fo:font-size="8pt" fo:font-style="normal" officeooo:rsid="014caf54" officeooo:paragraph-rsid="014caf54" style:font-size-asian="8pt" style:font-style-asian="normal" style:font-size-complex="8pt" style:font-style-complex="normal"/>
    </style:style>
    <style:style style:name="P82" style:family="paragraph" style:parent-style-name="Standard">
      <style:paragraph-properties fo:text-align="center" style:justify-single-word="false"/>
      <style:text-properties style:font-name="Noto Sans Mono" fo:font-size="8pt" fo:font-style="normal" officeooo:rsid="014caf54" officeooo:paragraph-rsid="014caf54" style:font-size-asian="8pt" style:font-style-asian="normal" style:font-size-complex="8pt" style:font-style-complex="normal"/>
    </style:style>
    <style:style style:name="P83" style:family="paragraph" style:parent-style-name="Standard">
      <style:paragraph-properties fo:text-align="start" style:justify-single-word="false"/>
      <style:text-properties style:font-name="Noto Sans Mono" fo:font-size="8pt" fo:font-style="normal" officeooo:rsid="0151ee9e" officeooo:paragraph-rsid="014f6884" style:font-size-asian="8pt" style:font-style-asian="normal" style:font-size-complex="8pt" style:font-style-complex="normal"/>
    </style:style>
    <style:style style:name="P84" style:family="paragraph" style:parent-style-name="Standard">
      <style:paragraph-properties fo:text-align="center" style:justify-single-word="false"/>
      <style:text-properties style:font-name="Noto Sans Mono" fo:font-size="8pt" fo:font-style="normal" officeooo:rsid="0151ee9e" officeooo:paragraph-rsid="014f6884" style:font-size-asian="8pt" style:font-style-asian="normal" style:font-size-complex="8pt" style:font-style-complex="normal"/>
    </style:style>
    <style:style style:name="P85" style:family="paragraph" style:parent-style-name="Standard">
      <style:paragraph-properties fo:text-align="start" style:justify-single-word="false"/>
      <style:text-properties style:font-name="Noto Sans Mono" fo:font-size="8pt" fo:font-style="normal" officeooo:rsid="01589b68" officeooo:paragraph-rsid="01589b68" style:font-size-asian="8pt" style:font-style-asian="normal" style:font-size-complex="8pt" style:font-style-complex="normal"/>
    </style:style>
    <style:style style:name="P86" style:family="paragraph" style:parent-style-name="Standard">
      <style:paragraph-properties fo:text-align="start" style:justify-single-word="false"/>
      <style:text-properties style:font-name="Noto Sans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87" style:family="paragraph" style:parent-style-name="Standard">
      <style:paragraph-properties fo:text-align="start" style:justify-single-word="false"/>
      <style:text-properties style:font-name="Noto Sans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88" style:family="paragraph" style:parent-style-name="Standard">
      <style:paragraph-properties fo:text-align="start" style:justify-single-word="false"/>
      <style:text-properties style:font-name="Noto Sans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89" style:family="paragraph" style:parent-style-name="Standard">
      <style:paragraph-properties fo:text-align="center" style:justify-single-word="false"/>
      <style:text-properties style:font-name="Noto Sans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90" style:family="paragraph" style:parent-style-name="Standard">
      <style:paragraph-properties fo:text-align="start" style:justify-single-word="false"/>
      <style:text-properties style:font-name="Noto Sans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91" style:family="paragraph" style:parent-style-name="Standard">
      <style:paragraph-properties fo:text-align="center" style:justify-single-word="false"/>
      <style:text-properties style:font-name="Noto Sans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92" style:family="paragraph" style:parent-style-name="Standard">
      <style:paragraph-properties fo:text-align="start" style:justify-single-word="false"/>
      <style:text-properties style:font-name="Noto Sans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93" style:family="paragraph" style:parent-style-name="Standard">
      <style:paragraph-properties fo:text-align="center" style:justify-single-word="false"/>
      <style:text-properties style:font-name="Noto Sans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94" style:family="paragraph" style:parent-style-name="Standard">
      <style:paragraph-properties fo:text-align="start" style:justify-single-word="false"/>
      <style:text-properties style:font-name="Noto Sans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margin-right="0in" fo:text-align="start" style:justify-single-word="false" fo:text-indent="0in" style:auto-text-indent="false"/>
      <style:text-properties style:font-name="Noto Sans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96" style:family="paragraph" style:parent-style-name="Standard">
      <style:paragraph-properties fo:text-align="start" style:justify-single-word="false"/>
      <style:text-properties style:font-name="Noto Sans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97" style:family="paragraph" style:parent-style-name="Standard">
      <style:paragraph-properties fo:text-align="start" style:justify-single-word="false" fo:break-before="page"/>
      <style:text-properties style:font-name="Noto Sans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98" style:family="paragraph" style:parent-style-name="Standard">
      <style:paragraph-properties fo:text-align="center" style:justify-single-word="false"/>
      <style:text-properties style:font-name="Noto Sans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Noto Sans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00" style:family="paragraph" style:parent-style-name="Standard">
      <style:paragraph-properties fo:text-align="center" style:justify-single-word="false"/>
      <style:text-properties style:font-name="Noto Sans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Noto Sans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Noto Sans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03" style:family="paragraph" style:parent-style-name="Standard">
      <style:paragraph-properties fo:text-align="center" style:justify-single-word="false"/>
      <style:text-properties style:font-name="Noto Sans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04" style:family="paragraph" style:parent-style-name="Standard">
      <style:paragraph-properties fo:text-align="center" style:justify-single-word="false" fo:break-before="page"/>
      <style:text-properties style:font-name="Noto Sans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05" style:family="paragraph" style:parent-style-name="Standard">
      <style:paragraph-properties fo:text-align="start" style:justify-single-word="false"/>
      <style:text-properties style:font-name="Noto Sans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06" style:family="paragraph" style:parent-style-name="Standard">
      <style:paragraph-properties fo:text-align="start" style:justify-single-word="false"/>
      <style:text-properties style:font-name="Noto Sans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style:font-name="Noto Sans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08" style:family="paragraph" style:parent-style-name="Standard">
      <style:paragraph-properties fo:text-align="start" style:justify-single-word="false"/>
      <style:text-properties style:font-name="Noto Sans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09" style:family="paragraph" style:parent-style-name="Standard">
      <style:paragraph-properties fo:text-align="start" style:justify-single-word="false"/>
      <style:text-properties style:font-name="Noto Sans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10" style:family="paragraph" style:parent-style-name="Standard">
      <style:paragraph-properties fo:text-align="center" style:justify-single-word="false"/>
      <style:text-properties style:font-name="Noto Sans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11" style:family="paragraph" style:parent-style-name="Standard">
      <style:paragraph-properties fo:text-align="start" style:justify-single-word="false"/>
      <style:text-properties style:font-name="Noto Sans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12" style:family="paragraph" style:parent-style-name="Standard">
      <style:paragraph-properties fo:text-align="start" style:justify-single-word="false"/>
      <style:text-properties style:font-name="Noto Sans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13" style:family="paragraph" style:parent-style-name="Standard">
      <style:text-properties style:font-name="Noto Sans Mono" fo:font-size="8pt" fo:font-weight="normal" officeooo:rsid="016a016c" style:font-size-asian="8pt" style:font-weight-asian="normal" style:font-size-complex="8pt" style:font-weight-complex="normal"/>
    </style:style>
    <style:style style:name="P114" style:family="paragraph" style:parent-style-name="Standard">
      <style:text-properties style:font-name="Noto Sans Mono" fo:font-size="8pt" fo:font-weight="normal" officeooo:rsid="016b6852" officeooo:paragraph-rsid="016b6852" style:font-size-asian="8pt" style:font-weight-asian="normal" style:font-size-complex="8pt" style:font-weight-complex="normal"/>
    </style:style>
    <style:style style:name="P115" style:family="paragraph" style:parent-style-name="Standard">
      <style:paragraph-properties fo:text-align="center" style:justify-single-word="false"/>
      <style:text-properties style:font-name="Noto Sans Mono" fo:font-size="8pt" fo:font-weight="normal" officeooo:rsid="016b6852" officeooo:paragraph-rsid="016b6852" style:font-size-asian="8pt" style:font-weight-asian="normal" style:font-size-complex="8pt" style:font-weight-complex="normal"/>
    </style:style>
    <style:style style:name="P116" style:family="paragraph" style:parent-style-name="Standard">
      <style:paragraph-properties fo:text-align="center" style:justify-single-word="false" fo:break-before="page"/>
      <style:text-properties style:font-name="Noto Sans Mono" fo:font-size="8pt" fo:font-weight="normal" officeooo:rsid="016b6852" officeooo:paragraph-rsid="016b6852" style:font-size-asian="8pt" style:font-weight-asian="normal" style:font-size-complex="8pt" style:font-weight-complex="normal"/>
    </style:style>
    <style:style style:name="P117" style:family="paragraph" style:parent-style-name="Standard">
      <style:paragraph-properties fo:text-align="start" style:justify-single-word="false"/>
      <style:text-properties style:font-name="Noto Sans Mono" fo:font-size="8pt" fo:font-weight="normal" officeooo:rsid="016b6852" officeooo:paragraph-rsid="016b6852" style:font-size-asian="8pt" style:font-weight-asian="normal" style:font-size-complex="8pt" style:font-weight-complex="normal"/>
    </style:style>
    <style:style style:name="P118" style:family="paragraph" style:parent-style-name="Standard">
      <style:paragraph-properties fo:text-align="start" style:justify-single-word="false"/>
      <style:text-properties style:font-name="Noto Sans Mono" fo:font-size="8pt" fo:font-weight="normal" officeooo:rsid="016c5f51" officeooo:paragraph-rsid="016c5f51" style:font-size-asian="8pt" style:font-weight-asian="normal" style:font-size-complex="8pt" style:font-weight-complex="normal"/>
    </style:style>
    <style:style style:name="P119" style:family="paragraph" style:parent-style-name="Standard">
      <style:paragraph-properties fo:text-align="end" style:justify-single-word="false"/>
      <style:text-properties style:font-name="Noto Sans Mono" fo:font-size="8pt" fo:font-weight="normal" officeooo:rsid="016c5f51" officeooo:paragraph-rsid="016c5f51" style:font-size-asian="8pt" style:font-weight-asian="normal" style:font-size-complex="8pt" style:font-weight-complex="normal"/>
    </style:style>
    <style:style style:name="P120" style:family="paragraph" style:parent-style-name="Standard">
      <style:paragraph-properties fo:text-align="center" style:justify-single-word="false"/>
      <style:text-properties style:font-name="Noto Sans Mono" fo:font-size="8pt" fo:font-weight="normal" officeooo:rsid="016c5f51" officeooo:paragraph-rsid="016c5f51" style:font-size-asian="8pt" style:font-weight-asian="normal" style:font-size-complex="8pt" style:font-weight-complex="normal"/>
    </style:style>
    <style:style style:name="P121" style:family="paragraph" style:parent-style-name="Standard">
      <style:paragraph-properties fo:text-align="start" style:justify-single-word="false"/>
      <style:text-properties style:font-name="Noto Sans Mono" fo:font-size="8pt" fo:font-weight="normal" officeooo:rsid="016cfbc6" officeooo:paragraph-rsid="016cfbc6" style:font-size-asian="8pt" style:font-weight-asian="normal" style:font-size-complex="8pt" style:font-weight-complex="normal"/>
    </style:style>
    <style:style style:name="P122" style:family="paragraph" style:parent-style-name="Standard">
      <style:paragraph-properties fo:text-align="start" style:justify-single-word="false"/>
      <style:text-properties style:font-name="Noto Sans Mono" fo:font-size="8pt" fo:font-weight="normal" officeooo:rsid="016e6698" officeooo:paragraph-rsid="016cfbc6" style:font-size-asian="8pt" style:font-weight-asian="normal" style:font-size-complex="8pt" style:font-weight-complex="normal"/>
    </style:style>
    <style:style style:name="P123" style:family="paragraph" style:parent-style-name="Standard">
      <style:paragraph-properties fo:text-align="start" style:justify-single-word="false"/>
      <style:text-properties style:font-name="Noto Sans Mono" fo:font-size="8pt" fo:font-weight="normal" officeooo:rsid="016e6698" officeooo:paragraph-rsid="016e6698" style:font-size-asian="8pt" style:font-weight-asian="normal" style:font-size-complex="8pt" style:font-weight-complex="normal"/>
    </style:style>
    <style:style style:name="P124" style:family="paragraph" style:parent-style-name="Standard">
      <style:paragraph-properties fo:text-align="start" style:justify-single-word="false" fo:break-before="page"/>
      <style:text-properties style:font-name="Noto Sans Mono" fo:font-size="8pt" fo:font-weight="normal" officeooo:rsid="016e6698" officeooo:paragraph-rsid="016e6698" style:font-size-asian="8pt" style:font-weight-asian="normal" style:font-size-complex="8pt" style:font-weight-complex="normal"/>
    </style:style>
    <style:style style:name="P125" style:family="paragraph" style:parent-style-name="Standard">
      <style:paragraph-properties fo:text-align="center" style:justify-single-word="false"/>
      <style:text-properties style:font-name="Noto Sans Mono" fo:font-size="8pt" fo:font-weight="normal" officeooo:rsid="016e6698" officeooo:paragraph-rsid="016e6698" style:font-size-asian="8pt" style:font-weight-asian="normal" style:font-size-complex="8pt" style:font-weight-complex="normal"/>
    </style:style>
    <style:style style:name="P126" style:family="paragraph" style:parent-style-name="Standard">
      <style:paragraph-properties fo:text-align="start" style:justify-single-word="false"/>
      <style:text-properties style:font-name="Noto Sans Mono" fo:font-size="8pt" fo:font-weight="normal" officeooo:rsid="0170f230" officeooo:paragraph-rsid="0170f230" style:font-size-asian="8pt" style:font-weight-asian="normal" style:font-size-complex="8pt" style:font-weight-complex="normal"/>
    </style:style>
    <style:style style:name="P127" style:family="paragraph" style:parent-style-name="Standard">
      <style:paragraph-properties fo:text-align="start" style:justify-single-word="false"/>
      <style:text-properties style:font-name="Noto Sans Mono" fo:font-size="8pt" fo:font-weight="normal" officeooo:rsid="017259ea" officeooo:paragraph-rsid="017259ea" style:font-size-asian="8pt" style:font-weight-asian="normal" style:font-size-complex="8pt" style:font-weight-complex="normal"/>
    </style:style>
    <style:style style:name="P128" style:family="paragraph" style:parent-style-name="Standard">
      <style:paragraph-properties fo:text-align="start" style:justify-single-word="false"/>
      <style:text-properties style:font-name="Noto Sans Mono" fo:font-size="8pt" fo:font-weight="normal" officeooo:rsid="01730961" officeooo:paragraph-rsid="01730961" style:font-size-asian="8pt" style:font-weight-asian="normal" style:font-size-complex="8pt" style:font-weight-complex="normal"/>
    </style:style>
    <style:style style:name="P129" style:family="paragraph" style:parent-style-name="Standard">
      <style:paragraph-properties fo:text-align="start" style:justify-single-word="false"/>
      <style:text-properties style:font-name="Noto Sans Mono" fo:font-size="8pt" fo:font-weight="normal" officeooo:rsid="01755ece" officeooo:paragraph-rsid="01755ece" style:font-size-asian="8pt" style:font-weight-asian="normal" style:font-size-complex="8pt" style:font-weight-complex="normal"/>
    </style:style>
    <style:style style:name="P130" style:family="paragraph" style:parent-style-name="Standard">
      <style:paragraph-properties fo:text-align="start" style:justify-single-word="false"/>
      <style:text-properties style:font-name="Noto Sans Mono" fo:font-size="8pt" fo:font-weight="normal" officeooo:rsid="017676dd" officeooo:paragraph-rsid="017676dd" style:font-size-asian="8pt" style:font-weight-asian="normal" style:font-size-complex="8pt" style:font-weight-complex="normal"/>
    </style:style>
    <style:style style:name="P131" style:family="paragraph" style:parent-style-name="Standard">
      <style:paragraph-properties fo:text-align="start" style:justify-single-word="false"/>
      <style:text-properties style:font-name="Noto Sans Mono" fo:font-size="8pt" fo:font-weight="normal" officeooo:rsid="0177978f" officeooo:paragraph-rsid="017676dd" style:font-size-asian="8pt" style:font-weight-asian="normal" style:font-size-complex="8pt" style:font-weight-complex="normal"/>
    </style:style>
    <style:style style:name="P132" style:family="paragraph" style:parent-style-name="Standard">
      <style:paragraph-properties fo:text-align="start" style:justify-single-word="false"/>
      <style:text-properties style:font-name="Noto Sans Mono" fo:font-size="8pt" fo:font-weight="normal" officeooo:rsid="017adb23" officeooo:paragraph-rsid="017676dd" style:font-size-asian="8pt" style:font-weight-asian="normal" style:font-size-complex="8pt" style:font-weight-complex="normal"/>
    </style:style>
    <style:style style:name="P133" style:family="paragraph" style:parent-style-name="Standard">
      <style:paragraph-properties fo:text-align="center" style:justify-single-word="false"/>
      <style:text-properties style:font-name="Noto Sans Mono" fo:font-size="8pt" fo:font-weight="normal" officeooo:rsid="017adb23" officeooo:paragraph-rsid="017676dd" style:font-size-asian="8pt" style:font-weight-asian="normal" style:font-size-complex="8pt" style:font-weight-complex="normal"/>
    </style:style>
    <style:style style:name="P134" style:family="paragraph" style:parent-style-name="Standard">
      <style:paragraph-properties fo:text-align="start" style:justify-single-word="false"/>
      <style:text-properties style:font-name="Noto Sans Mono" fo:font-size="8pt" fo:font-weight="normal" officeooo:rsid="017bb3db" officeooo:paragraph-rsid="017bb3db" style:font-size-asian="8pt" style:font-weight-asian="normal" style:font-size-complex="8pt" style:font-weight-complex="normal"/>
    </style:style>
    <style:style style:name="P135" style:family="paragraph" style:parent-style-name="Standard">
      <style:text-properties officeooo:paragraph-rsid="0013202e"/>
    </style:style>
    <style:style style:name="P136" style:family="paragraph" style:parent-style-name="Standard">
      <style:text-properties officeooo:paragraph-rsid="010cb7c2"/>
    </style:style>
    <style:style style:name="P137" style:family="paragraph" style:parent-style-name="Standard">
      <style:paragraph-properties fo:text-align="start" style:justify-single-word="false"/>
      <style:text-properties fo:font-style="italic" officeooo:rsid="010cf5d0" officeooo:paragraph-rsid="010cf5d0" style:font-style-asian="italic" style:font-style-complex="italic"/>
    </style:style>
    <style:style style:name="P138" style:family="paragraph" style:parent-style-name="Standard">
      <style:paragraph-properties fo:text-align="start" style:justify-single-word="false"/>
      <style:text-properties fo:font-style="italic" officeooo:rsid="011114c2" officeooo:paragraph-rsid="0116d2d9" style:font-style-asian="italic" style:font-style-complex="italic"/>
    </style:style>
    <style:style style:name="P139" style:family="paragraph" style:parent-style-name="Standard">
      <style:paragraph-properties fo:text-align="start" style:justify-single-word="false"/>
      <style:text-properties fo:font-style="italic" officeooo:rsid="011b4787" officeooo:paragraph-rsid="011b4787" style:font-style-asian="italic" style:font-style-complex="italic"/>
    </style:style>
    <style:style style:name="P140" style:family="paragraph" style:parent-style-name="Standard">
      <style:paragraph-properties fo:margin-left="0in" fo:margin-right="0in" fo:text-align="start" style:justify-single-word="false" fo:text-indent="0in" style:auto-text-indent="false"/>
      <style:text-properties fo:font-style="normal" officeooo:paragraph-rsid="01237a45"/>
    </style:style>
    <style:style style:name="P141" style:family="paragraph" style:parent-style-name="Standard">
      <style:paragraph-properties fo:margin-left="0in" fo:margin-right="0in" fo:text-align="start" style:justify-single-word="false" fo:text-indent="0in" style:auto-text-indent="false"/>
      <style:text-properties fo:font-style="normal" officeooo:paragraph-rsid="0127feb2"/>
    </style:style>
    <style:style style:name="P142" style:family="paragraph" style:parent-style-name="Standard">
      <style:paragraph-properties fo:margin-left="0in" fo:margin-right="0in" fo:text-align="start" style:justify-single-word="false" fo:text-indent="0in" style:auto-text-indent="false"/>
      <style:text-properties fo:font-style="normal" officeooo:rsid="0127feb2" officeooo:paragraph-rsid="0127feb2"/>
    </style:style>
    <style:style style:name="P143"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2ff9a0"/>
    </style:style>
    <style:style style:name="P144" style:family="paragraph" style:parent-style-name="Standard">
      <style:paragraph-properties fo:margin-left="0in" fo:margin-right="0in" fo:text-align="start" style:justify-single-word="false" fo:text-indent="0in" style:auto-text-indent="false"/>
      <style:text-properties fo:font-style="normal" officeooo:rsid="012ff9a0" officeooo:paragraph-rsid="0131aac3"/>
    </style:style>
    <style:style style:name="P145"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31aac3"/>
    </style:style>
    <style:style style:name="P146" style:family="paragraph" style:parent-style-name="Standard">
      <style:paragraph-properties fo:margin-left="0in" fo:margin-right="0in" fo:text-align="start" style:justify-single-word="false" fo:text-indent="0in" style:auto-text-indent="false"/>
      <style:text-properties fo:font-style="normal" officeooo:rsid="0131b117" officeooo:paragraph-rsid="0131b117"/>
    </style:style>
    <style:style style:name="P147" style:family="paragraph" style:parent-style-name="Standard">
      <style:paragraph-properties fo:margin-left="0in" fo:margin-right="0in" fo:text-align="start" style:justify-single-word="false" fo:text-indent="0in" style:auto-text-indent="false"/>
      <style:text-properties fo:font-style="normal" officeooo:rsid="0135b51b" officeooo:paragraph-rsid="0135b51b"/>
    </style:style>
    <style:style style:name="P148" style:family="paragraph" style:parent-style-name="Standard">
      <style:paragraph-properties fo:text-align="start" style:justify-single-word="false"/>
      <style:text-properties officeooo:rsid="013dec50" officeooo:paragraph-rsid="013dec50"/>
    </style:style>
    <style:style style:name="P149" style:family="paragraph" style:parent-style-name="Standard">
      <style:paragraph-properties fo:text-align="start" style:justify-single-word="false"/>
      <style:text-properties officeooo:rsid="013dec50" officeooo:paragraph-rsid="013ef02f"/>
    </style:style>
    <style:style style:name="P15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151"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152"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153"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154"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155"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156"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157"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15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159"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160" style:family="paragraph" style:parent-style-name="Standard">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161"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16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163"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164"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165"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166"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167"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168"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169" style:family="paragraph" style:parent-style-name="Standard">
      <style:paragraph-properties fo:text-align="center" style:justify-single-word="false" fo:break-before="pag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17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171"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17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173"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17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175"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176" style:family="paragraph" style:parent-style-name="Standard">
      <style:paragraph-properties fo:text-align="end"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177"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T1" style:family="text">
      <style:text-properties fo:font-variant="normal" fo:text-transform="none" fo:color="#ffffff" loext:opacity="100%" style:font-name="Noto Sans Mono"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style:font-name="Noto Sans Mono"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style:font-name="Noto Sans Mono"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style:font-name="Noto Sans Mono"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style:font-name="Noto Sans Mono"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6" style:family="text">
      <style:text-properties fo:font-variant="normal" fo:text-transform="none" fo:color="#ffffff" loext:opacity="100%" style:font-name="Noto Sans Mono"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7" style:family="text">
      <style:text-properties fo:font-variant="normal" fo:text-transform="none" fo:color="#ffffff" loext:opacity="100%" style:font-name="Noto Sans Mono"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8" style:family="text">
      <style:text-properties fo:font-variant="normal" fo:text-transform="none" fo:color="#ffffff" loext:opacity="100%" style:font-name="Noto Sans Mono"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style:font-name="Noto Sans Mono"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style:font-name="Noto Sans Mono"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style:font-name="Noto Sans Mono"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style:font-name="Noto Sans Mono"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style:font-name="Noto Sans Mono"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style:font-name="Noto Sans Mono"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style:font-name="Noto Sans Mono"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style:font-name="Noto Sans Mono"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style:font-name="Noto Sans Mono"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style:font-name="Noto Sans Mono"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font-variant="normal" fo:text-transform="none" fo:color="#ffffff" loext:opacity="100%" style:font-name="Noto Sans Mono"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font-variant="normal" fo:text-transform="none" fo:color="#ffffff" loext:opacity="100%" style:font-name="Noto Sans Mono"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font-variant="normal" fo:text-transform="none" fo:color="#ffffff" loext:opacity="100%" style:font-name="Noto Sans Mono"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font-variant="normal" fo:text-transform="none" fo:color="#ffffff" loext:opacity="100%" style:font-name="Noto Sans Mono"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font-variant="normal" fo:text-transform="none" fo:color="#ffffff" loext:opacity="100%" style:font-name="Noto Sans Mono"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font-variant="normal" fo:text-transform="none" fo:color="#ffffff" loext:opacity="100%" style:font-name="Noto Sans Mono"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style:font-name="Noto Sans Mono"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6" style:family="text">
      <style:text-properties fo:font-variant="normal" fo:text-transform="none" fo:color="#ffffff" loext:opacity="100%" style:font-name="Noto Sans Mono"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7" style:family="text">
      <style:text-properties fo:font-variant="normal" fo:text-transform="none" fo:color="#ffffff" loext:opacity="100%" style:font-name="Noto Sans Mono"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8"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29" style:family="text">
      <style:text-properties fo:color="#ffffff" loext:opacity="100%" style:font-name="Noto Sans Mono" fo:font-size="8pt" fo:font-weight="normal" officeooo:rsid="0120c6b4" fo:background-color="transparent" loext:char-shading-value="0" style:font-size-asian="8pt" style:font-weight-asian="normal" style:font-size-complex="8pt" style:font-weight-complex="normal"/>
    </style:style>
    <style:style style:name="T30" style:family="text">
      <style:text-properties fo:color="#ffffff" loext:opacity="100%" style:font-name="Noto Sans Mono" fo:font-size="8pt" fo:font-weight="normal" officeooo:rsid="01218838" fo:background-color="transparent" loext:char-shading-value="0" style:font-size-asian="8pt" style:font-weight-asian="normal" style:font-size-complex="8pt" style:font-weight-complex="normal"/>
    </style:style>
    <style:style style:name="T31" style:family="text">
      <style:text-properties fo:color="#ffffff" loext:opacity="100%" style:font-name="Noto Sans Mono" fo:font-size="8pt" fo:font-weight="normal" officeooo:rsid="01225537" fo:background-color="transparent" loext:char-shading-value="0" style:font-size-asian="8pt" style:font-weight-asian="normal" style:font-size-complex="8pt" style:font-weight-complex="normal"/>
    </style:style>
    <style:style style:name="T32" style:family="text">
      <style:text-properties fo:color="#ffffff" loext:opacity="100%" style:font-name="Noto Sans Mono" fo:font-size="8pt" fo:background-color="transparent" loext:char-shading-value="0" style:font-size-asian="8pt" style:font-size-complex="8pt"/>
    </style:style>
    <style:style style:name="T33" style:family="text">
      <style:text-properties fo:color="#ffffff" loext:opacity="100%" style:font-name="Noto Sans Mono" fo:font-size="8pt" officeooo:rsid="010b087a" fo:background-color="transparent" loext:char-shading-value="0" style:font-size-asian="8pt" style:font-size-complex="8pt"/>
    </style:style>
    <style:style style:name="T34" style:family="text">
      <style:text-properties fo:color="#ffffff" loext:opacity="100%" style:font-name="Noto Sans Mono" fo:font-size="8pt" officeooo:rsid="010cb7c2" fo:background-color="transparent" loext:char-shading-value="0" style:font-size-asian="8pt" style:font-size-complex="8pt"/>
    </style:style>
    <style:style style:name="T35" style:family="text">
      <style:text-properties fo:color="#ffffff" loext:opacity="100%" style:font-name="Noto Sans Mono" fo:font-size="8pt" officeooo:rsid="010cf4c6" fo:background-color="transparent" loext:char-shading-value="0" style:font-size-asian="8pt" style:font-size-complex="8pt"/>
    </style:style>
    <style:style style:name="T36" style:family="text">
      <style:text-properties fo:color="#ffffff" loext:opacity="100%" style:font-name="Noto Sans Mono" fo:font-size="8pt" officeooo:rsid="010d36c0" fo:background-color="transparent" loext:char-shading-value="0" style:font-size-asian="8pt" style:font-size-complex="8pt"/>
    </style:style>
    <style:style style:name="T37" style:family="text">
      <style:text-properties fo:color="#ffffff" loext:opacity="100%" style:font-name="Noto Sans Mono" fo:font-size="8pt" fo:font-style="italic" fo:background-color="transparent" loext:char-shading-value="0" style:font-size-asian="8pt" style:font-style-asian="italic" style:font-size-complex="8pt" style:font-style-complex="italic"/>
    </style:style>
    <style:style style:name="T38" style:family="text">
      <style:text-properties fo:color="#ffffff" loext:opacity="100%" style:font-name="Noto Sans Mono" fo:font-size="8pt" fo:font-style="italic" officeooo:rsid="010cb7c2" fo:background-color="transparent" loext:char-shading-value="0" style:font-size-asian="8pt" style:font-style-asian="italic" style:font-size-complex="8pt" style:font-style-complex="italic"/>
    </style:style>
    <style:style style:name="T39" style:family="text">
      <style:text-properties fo:color="#ffffff" loext:opacity="100%" style:font-name="Noto Sans Mono" fo:font-size="8pt" fo:font-style="normal" fo:background-color="transparent" loext:char-shading-value="0" style:font-size-asian="8pt" style:font-style-asian="normal" style:font-size-complex="8pt" style:font-style-complex="normal"/>
    </style:style>
    <style:style style:name="T40" style:family="text">
      <style:text-properties fo:color="#ffffff" loext:opacity="100%" style:font-name="Noto Sans Mono" fo:font-size="8pt" fo:font-style="normal" officeooo:rsid="010d36c0" fo:background-color="transparent" loext:char-shading-value="0" style:font-size-asian="8pt" style:font-style-asian="normal" style:font-size-complex="8pt" style:font-style-complex="normal"/>
    </style:style>
    <style:style style:name="T41" style:family="text">
      <style:text-properties fo:color="#ffffff" loext:opacity="100%" style:font-name="Noto Sans Mono" fo:font-size="8pt" fo:font-style="normal" officeooo:rsid="010e1b39" fo:background-color="transparent" loext:char-shading-value="0" style:font-size-asian="8pt" style:font-style-asian="normal" style:font-size-complex="8pt" style:font-style-complex="normal"/>
    </style:style>
    <style:style style:name="T42" style:family="text">
      <style:text-properties fo:color="#ffffff" loext:opacity="100%" style:font-name="Noto Sans Mono" fo:font-size="8pt" fo:font-style="normal" officeooo:rsid="0112308d" fo:background-color="transparent" loext:char-shading-value="0" style:font-size-asian="8pt" style:font-style-asian="normal" style:font-size-complex="8pt" style:font-style-complex="normal"/>
    </style:style>
    <style:style style:name="T43" style:family="text">
      <style:text-properties fo:color="#ffffff" loext:opacity="100%" style:font-name="Noto Sans Mono" fo:font-size="8pt" fo:font-style="normal" officeooo:rsid="0114e3ec" fo:background-color="transparent" loext:char-shading-value="0" style:font-size-asian="8pt" style:font-style-asian="normal" style:font-size-complex="8pt" style:font-style-complex="normal"/>
    </style:style>
    <style:style style:name="T44" style:family="text">
      <style:text-properties fo:color="#ffffff" loext:opacity="100%" style:font-name="Noto Sans Mono" fo:font-size="8pt" fo:font-style="normal" officeooo:rsid="01153ef3" fo:background-color="transparent" loext:char-shading-value="0" style:font-size-asian="8pt" style:font-style-asian="normal" style:font-size-complex="8pt" style:font-style-complex="normal"/>
    </style:style>
    <style:style style:name="T45" style:family="text">
      <style:text-properties fo:color="#ffffff" loext:opacity="100%" style:font-name="Noto Sans Mono" fo:font-size="8pt" fo:font-style="normal" officeooo:rsid="01155157" fo:background-color="transparent" loext:char-shading-value="0" style:font-size-asian="8pt" style:font-style-asian="normal" style:font-size-complex="8pt" style:font-style-complex="normal"/>
    </style:style>
    <style:style style:name="T46" style:family="text">
      <style:text-properties fo:color="#ffffff" loext:opacity="100%" style:font-name="Noto Sans Mono" fo:font-size="8pt" fo:font-style="normal" officeooo:rsid="0119599a" fo:background-color="transparent" loext:char-shading-value="0" style:font-size-asian="8pt" style:font-style-asian="normal" style:font-size-complex="8pt" style:font-style-complex="normal"/>
    </style:style>
    <style:style style:name="T47" style:family="text">
      <style:text-properties fo:color="#ffffff" loext:opacity="100%" style:font-name="Noto Sans Mono" fo:font-size="8pt" fo:font-style="normal" officeooo:rsid="011d84e4" fo:background-color="transparent" loext:char-shading-value="0" style:font-size-asian="8pt" style:font-style-asian="normal" style:font-size-complex="8pt" style:font-style-complex="normal"/>
    </style:style>
    <style:style style:name="T48" style:family="text">
      <style:text-properties fo:color="#ffffff" loext:opacity="100%" style:font-name="Noto Sans Mono" fo:font-size="8pt" fo:font-style="normal" officeooo:rsid="011e291f" fo:background-color="transparent" loext:char-shading-value="0" style:font-size-asian="8pt" style:font-style-asian="normal" style:font-size-complex="8pt" style:font-style-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normal" style:font-style-asian="normal" style:font-style-complex="normal"/>
    </style:style>
    <style:style style:name="T57" style:family="text">
      <style:text-properties fo:font-style="normal" officeooo:rsid="014caf54" style:font-style-asian="normal" style:font-style-complex="normal"/>
    </style:style>
    <style:style style:name="T58" style:family="text">
      <style:text-properties fo:font-style="normal" officeooo:rsid="01515047" style:font-style-asian="normal" style:font-style-complex="normal"/>
    </style:style>
    <style:style style:name="T59" style:family="text">
      <style:text-properties fo:font-style="normal" officeooo:rsid="01518375" style:font-style-asian="normal" style:font-style-complex="normal"/>
    </style:style>
    <style:style style:name="T60" style:family="text">
      <style:text-properties fo:font-style="normal" officeooo:rsid="0151ee9e" style:font-style-asian="normal" style:font-style-complex="normal"/>
    </style:style>
    <style:style style:name="T61" style:family="text">
      <style:text-properties fo:font-style="normal" officeooo:rsid="015316e8" style:font-style-asian="normal" style:font-style-complex="normal"/>
    </style:style>
    <style:style style:name="T62" style:family="text">
      <style:text-properties fo:font-style="normal" officeooo:rsid="015433d6" style:font-style-asian="normal" style:font-style-complex="normal"/>
    </style:style>
    <style:style style:name="T63" style:family="text">
      <style:text-properties fo:font-style="normal" officeooo:rsid="015544d7" style:font-style-asian="normal" style:font-style-complex="normal"/>
    </style:style>
    <style:style style:name="T64" style:family="text">
      <style:text-properties fo:font-style="normal" officeooo:rsid="01879257"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15b570e" style:font-style-asian="normal" style:font-weight-asian="normal" style:font-style-complex="normal" style:font-weight-complex="normal"/>
    </style:style>
    <style:style style:name="T67" style:family="text">
      <style:text-properties fo:font-style="normal" fo:font-weight="normal" officeooo:rsid="015c5158" style:font-style-asian="normal" style:font-weight-asian="normal" style:font-style-complex="normal" style:font-weight-complex="normal"/>
    </style:style>
    <style:style style:name="T68" style:family="text">
      <style:text-properties fo:font-style="normal" fo:font-weight="normal" officeooo:rsid="015cbc4d" style:font-style-asian="normal" style:font-weight-asian="normal" style:font-style-complex="normal" style:font-weight-complex="normal"/>
    </style:style>
    <style:style style:name="T69" style:family="text">
      <style:text-properties fo:font-style="normal" fo:font-weight="normal" officeooo:rsid="015d9d64" style:font-style-asian="normal" style:font-weight-asian="normal" style:font-style-complex="normal" style:font-weight-complex="normal"/>
    </style:style>
    <style:style style:name="T70" style:family="text">
      <style:text-properties fo:font-style="normal" fo:font-weight="normal" officeooo:rsid="015f6e4d" style:font-style-asian="normal" style:font-weight-asian="normal" style:font-style-complex="normal" style:font-weight-complex="normal"/>
    </style:style>
    <style:style style:name="T71" style:family="text">
      <style:text-properties fo:font-style="normal" fo:font-weight="normal" officeooo:rsid="01608212" style:font-style-asian="normal" style:font-weight-asian="normal" style:font-style-complex="normal" style:font-weight-complex="normal"/>
    </style:style>
    <style:style style:name="T72" style:family="text">
      <style:text-properties fo:font-style="normal" fo:font-weight="normal" officeooo:rsid="0162408d" style:font-style-asian="normal" style:font-weight-asian="normal" style:font-style-complex="normal" style:font-weight-complex="normal"/>
    </style:style>
    <style:style style:name="T73" style:family="text">
      <style:text-properties fo:font-style="normal" fo:font-weight="normal" officeooo:rsid="017f1254" style:font-style-asian="normal" style:font-weight-asian="normal" style:font-style-complex="normal" style:font-weight-complex="normal"/>
    </style:style>
    <style:style style:name="T74" style:family="text">
      <style:text-properties fo:font-style="normal" fo:font-weight="normal" officeooo:rsid="01845806" style:font-style-asian="normal" style:font-weight-asian="normal" style:font-style-complex="normal" style:font-weight-complex="normal"/>
    </style:style>
    <style:style style:name="T75" style:family="text">
      <style:text-properties fo:font-style="normal" fo:font-weight="normal" officeooo:rsid="01879257" style:font-style-asian="normal" style:font-weight-asian="normal" style:font-style-complex="normal" style:font-weight-complex="normal"/>
    </style:style>
    <style:style style:name="T76" style:family="text">
      <style:text-properties fo:font-style="normal" fo:font-weight="normal" officeooo:rsid="018bd22d" style:font-style-asian="normal" style:font-weight-asian="normal" style:font-style-complex="normal" style:font-weight-complex="normal"/>
    </style:style>
    <style:style style:name="T77" style:family="text">
      <style:text-properties fo:font-style="normal" fo:font-weight="normal" officeooo:rsid="018d32aa" style:font-style-asian="normal" style:font-weight-asian="normal" style:font-style-complex="normal" style:font-weight-complex="normal"/>
    </style:style>
    <style:style style:name="T78" style:family="text">
      <style:text-properties fo:font-style="normal" fo:font-weight="normal" officeooo:rsid="018efaa8" style:font-style-asian="normal" style:font-weight-asian="normal" style:font-style-complex="normal" style:font-weight-complex="normal"/>
    </style:style>
    <style:style style:name="T79" style:family="text">
      <style:text-properties officeooo:rsid="01424feb"/>
    </style:style>
    <style:style style:name="T80" style:family="text">
      <style:text-properties officeooo:rsid="01436c1a"/>
    </style:style>
    <style:style style:name="T81" style:family="text">
      <style:text-properties officeooo:rsid="01448daf"/>
    </style:style>
    <style:style style:name="T82" style:family="text">
      <style:text-properties officeooo:rsid="0146692d"/>
    </style:style>
    <style:style style:name="T83" style:family="text">
      <style:text-properties officeooo:rsid="014706b2"/>
    </style:style>
    <style:style style:name="T84" style:family="text">
      <style:text-properties fo:font-weight="normal" style:font-weight-asian="normal" style:font-weight-complex="normal"/>
    </style:style>
    <style:style style:name="T85" style:family="text">
      <style:text-properties fo:font-weight="normal" officeooo:rsid="014beb8e" style:font-weight-asian="normal" style:font-weight-complex="normal"/>
    </style:style>
    <style:style style:name="T86" style:family="text">
      <style:text-properties fo:font-weight="normal" officeooo:rsid="0162408d" style:font-weight-asian="normal" style:font-weight-complex="normal"/>
    </style:style>
    <style:style style:name="T87" style:family="text">
      <style:text-properties fo:font-weight="normal" officeooo:rsid="0164fc4e" style:font-weight-asian="normal" style:font-weight-complex="normal"/>
    </style:style>
    <style:style style:name="T88" style:family="text">
      <style:text-properties fo:font-weight="normal" officeooo:rsid="0165fd8b" style:font-weight-asian="normal" style:font-weight-complex="normal"/>
    </style:style>
    <style:style style:name="T89" style:family="text">
      <style:text-properties fo:font-weight="normal" officeooo:rsid="01675d63" style:font-weight-asian="normal" style:font-weight-complex="normal"/>
    </style:style>
    <style:style style:name="T90" style:family="text">
      <style:text-properties fo:font-weight="normal" officeooo:rsid="0167b6b0" style:font-weight-asian="normal" style:font-weight-complex="normal"/>
    </style:style>
    <style:style style:name="T91" style:family="text">
      <style:text-properties fo:font-weight="normal" officeooo:rsid="0168e042" style:font-weight-asian="normal" style:font-weight-complex="normal"/>
    </style:style>
    <style:style style:name="T92" style:family="text">
      <style:text-properties fo:font-weight="normal" officeooo:rsid="016a016c" style:font-weight-asian="normal" style:font-weight-complex="normal"/>
    </style:style>
    <style:style style:name="T93" style:family="text">
      <style:text-properties fo:font-weight="normal" officeooo:rsid="016e6698" style:font-weight-asian="normal" style:font-weight-complex="normal"/>
    </style:style>
    <style:style style:name="T94" style:family="text">
      <style:text-properties fo:font-weight="normal" officeooo:rsid="016fa57d" style:font-weight-asian="normal" style:font-weight-complex="normal"/>
    </style:style>
    <style:style style:name="T95" style:family="text">
      <style:text-properties fo:font-weight="normal" officeooo:rsid="0173b0c9" style:font-weight-asian="normal" style:font-weight-complex="normal"/>
    </style:style>
    <style:style style:name="T96" style:family="text">
      <style:text-properties fo:font-weight="normal" officeooo:rsid="0174791a" style:font-weight-asian="normal" style:font-weight-complex="normal"/>
    </style:style>
    <style:style style:name="T97" style:family="text">
      <style:text-properties fo:font-weight="normal" officeooo:rsid="01755ece" style:font-weight-asian="normal" style:font-weight-complex="normal"/>
    </style:style>
    <style:style style:name="T98" style:family="text">
      <style:text-properties fo:font-weight="normal" officeooo:rsid="0177978f" style:font-weight-asian="normal" style:font-weight-complex="normal"/>
    </style:style>
    <style:style style:name="T99" style:family="text">
      <style:text-properties fo:font-weight="normal" officeooo:rsid="017865ea" style:font-weight-asian="normal" style:font-weight-complex="normal"/>
    </style:style>
    <style:style style:name="T100" style:family="text">
      <style:text-properties fo:font-weight="normal" officeooo:rsid="017a3d80" style:font-weight-asian="normal" style:font-weight-complex="normal"/>
    </style:style>
    <style:style style:name="T101" style:family="text">
      <style:text-properties fo:font-weight="normal" officeooo:rsid="017adb23" style:font-weight-asian="normal" style:font-weight-complex="normal"/>
    </style:style>
    <style:style style:name="T102" style:family="text">
      <style:text-properties fo:font-weight="normal" officeooo:rsid="017c6bdd" style:font-weight-asian="normal" style:font-weight-complex="normal"/>
    </style:style>
    <style:style style:name="T103" style:family="text">
      <style:text-properties fo:font-weight="normal" officeooo:rsid="017d39b9" style:font-weight-asian="normal" style:font-weight-complex="normal"/>
    </style:style>
    <style:style style:name="T104" style:family="text">
      <style:text-properties fo:font-weight="normal" officeooo:rsid="017f1254" style:font-weight-asian="normal" style:font-weight-complex="normal"/>
    </style:style>
    <style:style style:name="T105" style:family="text">
      <style:text-properties fo:font-weight="normal" officeooo:rsid="0180b179" style:font-weight-asian="normal" style:font-weight-complex="normal"/>
    </style:style>
    <style:style style:name="T106" style:family="text">
      <style:text-properties officeooo:rsid="0147b0a7"/>
    </style:style>
    <style:style style:name="T107" style:family="text">
      <style:text-properties officeooo:rsid="0148ef8e"/>
    </style:style>
    <style:style style:name="T108" style:family="text">
      <style:text-properties fo:font-size="11pt" style:font-size-asian="11pt" style:font-size-complex="11pt"/>
    </style:style>
    <style:style style:name="T109" style:family="text">
      <style:text-properties officeooo:rsid="014beb8e"/>
    </style:style>
    <style:style style:name="T110" style:family="text">
      <style:text-properties officeooo:rsid="014c1a49"/>
    </style:style>
    <style:style style:name="T111" style:family="text">
      <style:text-properties officeooo:rsid="014caf54"/>
    </style:style>
    <style:style style:name="T112" style:family="text">
      <style:text-properties style:text-position="super 58%"/>
    </style:style>
    <style:style style:name="T113" style:family="text">
      <style:text-properties officeooo:rsid="0171cc7a"/>
    </style:style>
    <style:style style:name="T114" style:family="text">
      <style:text-properties officeooo:rsid="0172227f"/>
    </style:style>
    <style:style style:name="T115" style:family="text">
      <style:text-properties officeooo:rsid="0181618f"/>
    </style:style>
    <style:style style:name="T116" style:family="text">
      <style:text-properties officeooo:rsid="018f533d"/>
    </style:style>
    <style:style style:name="T117" style:family="text">
      <style:text-properties officeooo:rsid="018efaa8"/>
    </style:style>
    <style:style style:name="T118" style:family="text">
      <style:text-properties officeooo:rsid="0190b531"/>
    </style:style>
    <style:style style:name="T119" style:family="text">
      <style:text-properties officeooo:rsid="0191d57c"/>
    </style:style>
    <style:style style:name="T120" style:family="text">
      <style:text-properties officeooo:rsid="0192f183"/>
    </style:style>
    <style:style style:name="T121" style:family="text">
      <style:text-properties officeooo:rsid="0194726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9">VII</text:span>.<text:span text:style-name="T49">X</text:span>.XXIV</text:p>
      <text:p text:style-name="P3"/>
      <text:p text:style-name="P135"><text:span text:style-name="T32">I woke, played Wordle (GAUNT in two,) watched a reel from Jack (a hammer </text:span><text:span text:style-name="T33">d</text:span><text:span text:style-name="T32">ulci</text:span><text:span text:style-name="T33">mer</text:span><text:span text:style-name="T32"> playing the Smash Bros Melee menu theme) and wrote in my phone journal at 9:27. </text:span></text:p>
      <text:p text:style-name="P135"><text:span text:style-name="T32"><text:s text:c="3"/>I had originally woken at 5:30 when a neighbor was getting dropped off and someone yelled, "</text:span><text:span text:style-name="T37">I'm the driving service now!</text:span><text:span text:style-name="T32">" which led to me eating a grape Outshine bar + some Cheez-Its and having a hard time getting back to sleep; </text:span><text:span text:style-name="T33">b</text:span><text:span text:style-name="T32">ut, I eventually dreamt of being at a house party with some real stiffs, my family included.</text:span></text:p>
      <text:p text:style-name="P3"/>
      <text:p text:style-name="P135"><text:span text:style-name="T32">I am excited and nervous to paste the first page into my new journal, a B6 graph-lined 176-page thread-bound minimalist soft-covered </text:span><text:span text:style-name="T34">notebook</text:span><text:span text:style-name="T32"> from Midori, aka MD Paper. "When all pages are full,” </text:span><text:span text:style-name="T35">it says,</text:span><text:span text:style-name="T32"> “</text:span><text:span text:style-name="T35">Y</text:span><text:span text:style-name="T32">ou'll have a personalized book. Keep it on your bookshelf with your favorite reads." </text:span></text:p>
      <text:p text:style-name="P136"><text:span text:style-name="T32"><text:s text:c="3"/>The paper width is 6.1 inches, so that's what I'm nervous about; the horizontal margin for error when pasting pages will be </text:span><text:span text:style-name="T38">none</text:span><text:span text:style-name="T32">. . . </text:span><text:span text:style-name="T34">I printed a couple cover sheets for testing and made the GitHub repository public in case I should pass and anyone would like to publish these.</text:span></text:p>
      <text:p text:style-name="P136"><text:span text:style-name="T34"><text:s text:c="3"/>I carefully placed the pages as far into the spine as I could and was pleased with the fit, but still nervous. </text:span><text:span text:style-name="T32">I went downstairs, made a coffee, laid in the hammock and tried not to think about my journal. </text:span><text:span text:style-name="T34">I</text:span><text:span text:style-name="T32"> poured a second </text:span><text:span text:style-name="T34">cup</text:span><text:span text:style-name="T32">, came upstairs, grabbed my Mr. Coffee </text:span><text:span text:style-name="T34">coffee </text:span><text:span text:style-name="T32">heater off the living room table, set it up at my desk and wrote in my journal until 10:</text:span><text:span text:style-name="T35">52</text:span><text:span text:style-name="T32">.</text:span></text:p>
      <text:p text:style-name="P4">/ / /</text:p>
      <text:p text:style-name="P5">. . .</text:p>
      <text:p text:style-name="P6"/>
      <text:p text:style-name="P7">I tidied my room a bit after printing my first page and eventually got a text from Cait, saying, “You pretty much published a book!”</text:p>
      <text:p text:style-name="P7"><text:s text:c="3"/>I said, “Hehe yeah. Just started a new one today that should hopefully be a better fit but we'll have to see how it handles getting stuffed with all those labels,” and then, “What you up to?”</text:p>
      <text:p text:style-name="P7"/>
      <text:p text:style-name="P8">“About to walk to the market get some supplies </text:p>
      <text:p text:style-name="P8">Eek at 3</text:p>
      <text:p text:style-name="P8">Work at 3 I mean </text:p>
      <text:p text:style-name="P8">What's up with you</text:p>
      <text:p text:style-name="P9">Just sittim on my bed habbin coppee</text:p>
      <text:p text:style-name="P8">Lol</text:p>
      <text:p text:style-name="P8">Feel like taking a walk at hominy creek?</text:p>
      <text:p text:style-name="P10">Sure!</text:p>
      <text:p text:style-name="P8">Word! I'm just walking to the market <text:s/></text:p>
      <text:p text:style-name="P8">no be home about 20</text:p>
      <text:p text:style-name="P8">Need anything?</text:p>
      <text:p text:style-name="P9">Meet you at the sand hill entrance in 30?</text:p>
      <text:p text:style-name="P9">Can't think o nothin”</text:p>
      <text:p text:style-name="P9"/>
      <text:p text:style-name="P137"><text:span text:style-name="T39"><text:s text:c="3"/>I brushed</text:span><text:span text:style-name="T32"> </text:span><text:span text:style-name="T39">my teeth, put on my hat, shoes, bag (which still contained my wallet and cup,) grabbed my phone, both journals, a Hop Splash and left the house. </text:span><text:span text:style-name="T40">I walked up Brevard, Olney, Sand Hill, found a humongous leaf, walked to BHT</text:span><text:span text:style-name="T40"><text:note text:id="ftn1" text:note-class="footnote"><text:note-citation>1</text:note-citation><text:note-body><text:p text:style-name="P27">The Hominy Creek Greenway—Ross calls it the Brother Hug Trail in honor of Brother Hug, who maintains the trail, or BHT for short.</text:p></text:note-body></text:note></text:span><text:span text:style-name="T40">, sat on a rock and wrote in my journal until Cait pulled up at 12:57.</text:span></text:p>
      <text:p text:style-name="P19"><text:s text:c="3"/>We walked to the water, saw Neighbor Scott, confirmed Ether Jam for Saturday night, put our feet in the creek, walked down to the other end and back again.</text:p>
      <text:p text:style-name="P19"><text:s text:c="3"/>“Whatchu gonna do now?” I said.</text:p>
      <text:p text:style-name="P137"><text:soft-page-break/><text:span text:style-name="T40"><text:s text:c="3"/>Cait said, “We </text:span><text:span text:style-name="T36">could</text:span><text:span text:style-name="T40"> go get an </text:span><text:span text:style-name="T36">iced</text:span><text:span text:style-name="T40"> coffee.”</text:span></text:p>
      <text:p text:style-name="P137"><text:span text:style-name="T40"><text:s text:c="3"/>“</text:span><text:span text:style-name="T41">Oh, you ain’t gwan tell me what to drink, nah.”</text:span></text:p>
      <text:p text:style-name="P137"><text:span text:style-name="T41"><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42">opened another hop water, </text:span><text:span text:style-name="T41">sat at the hog</text:span><text:span text:style-name="T41"><text:note text:id="ftn2" text:note-class="footnote"><text:note-citation>2</text:note-citation><text:note-body><text:p text:style-name="P28">A term psuedo-coined by Dulci meaning ‘the big thing,’ so, in this instance, Ross’s desktop <text:span text:style-name="T50">computer</text:span>, a 2011 iMac running Linux Mint.</text:p></text:note-body></text:note></text:span><text:span text:style-name="T41"> and wrote in my journal until 3:16.</text:span></text:p>
      <text:p text:style-name="P20"/>
      <text:p text:style-name="P138"><text:span text:style-name="T41">I </text:span><text:span text:style-name="T39">am thrilled to have discovered how to use footnotes and surprised I haven’t done it sooner. It is one of my favorite techniques. I guess I’ll have to update my rules page. </text:span><text:span text:style-name="T42">Bardo the Bard lives!</text:span></text:p>
      <text:p text:style-name="P138"><text:span text:style-name="T42">. . .</text:span><text:span text:style-name="T43">I scrolled on my phone, took a bath, shaved my face, ate grapes and Cheez-Its, exchanged a couple reels with Hannah </text:span><text:span text:style-name="T44">and wrote in my journal til 5:32. . .</text:span><text:span text:style-name="T45">I laid in bed and slept for almost an hour, then ate grapes, noodles n’ peas, wrote at 7:28 </text:span><text:span text:style-name="T46">and started transcribing journal entries from 2022.</text:span></text:p>
      <text:p text:style-name="P21"/>
      <text:p text:style-name="P21">. . .</text:p>
      <text:p text:style-name="P21"/>
      <text:p text:style-name="P139"><text:span text:style-name="T46">I </text:span><text:span text:style-name="T39">ended up transcribing 22 entries but also spent lots of time in bed looking at my phone and then wrote in my journal at 9:38. . .</text:span><text:span text:style-name="T47">Hannah sent me a ‘reel’ about cat racing, and, when I hit the home button, there was a video of her playing the song I had seen </text:span><text:span text:style-name="T48">sitting </text:span><text:span text:style-name="T47">at her piano, Clean Slate:</text:span></text:p>
      <text:p text:style-name="P22"/>
      <text:p text:style-name="P11">Having you is like a clean slate</text:p>
      <text:p text:style-name="P12">Can’t remember all my mistakes</text:p>
      <text:p text:style-name="P12">Somehow I get to know you</text:p>
      <text:p text:style-name="P12">Somehow you’re here</text:p>
      <text:p text:style-name="P12"/>
      <text:p text:style-name="P12"><text:soft-page-break/>Grew up a goody twoshoes</text:p>
      <text:p text:style-name="P12">I neglected all my wild and free</text:p>
      <text:p text:style-name="P12">Pulled up flowers——I stomped on weeds</text:p>
      <text:p text:style-name="P23">And I wouldn’t know love if it came right up to me</text:p>
      <text:p text:style-name="P12"/>
      <text:p text:style-name="P12">Loving you is like a clean slate</text:p>
      <text:p text:style-name="P12">Can’t remember all my mistakes</text:p>
      <text:p text:style-name="P12">Somehow I get to know you</text:p>
      <text:p text:style-name="P12">Somehow you’re here</text:p>
      <text:p text:style-name="P12"/>
      <text:p text:style-name="P24">VII.XI</text:p>
      <text:p text:style-name="P23"/>
      <text:p text:style-name="Standard"><text:span text:style-name="T28">The weather had turned surprisingly cold. I was tossing, turning, hiding my face under the blanket and could hear the sounds of heat coming out of the vent, Erica leaving the house. </text:span><text:span text:style-name="T29">I woke up when Dan texted me at 10:19. "Wyndham is in,” he said. “Would you be available next thursday at some point for a little run-through? it's mostly for him,” and then, “so no biggie if you can't”</text:span></text:p>
      <text:p text:style-name="P25"><text:s text:c="3"/>I said, “Early in the day would be good,” got up, went to the restroom, sat on the toilet and thought it was interesting how Wyndham is pet sitter for the Williams household now and how I have been upgrated to the McMickens.</text:p>
      <text:p text:style-name="Standard"><text:span text:style-name="T29"><text:s text:c="3"/>I went downstairs, made a cup of coffee, sat in the hammock and played a very challenging Wordle (CAMEO in five.) </text:span><text:span text:style-name="T30">I sent Hannah a reel I had been saving for a while </text:span><text:span text:style-name="T31">(</text:span><text:span text:style-name="T30">a lad</text:span><text:span text:style-name="T31">y’</text:span><text:span text:style-name="T30">s feet in bed with two orange cats covering them like slippers</text:span><text:span text:style-name="T31">)</text:span><text:span text:style-name="T30"> and said, “Hope you woke up like this” </text:span><text:span text:style-name="T29">before pouring a second cup, coming upstairs and writing in my journal until 10:56.</text:span></text:p>
      <text:p text:style-name="Standard"><text:span text:style-name="T29"><text:s text:c="3"/></text:span><text:span text:style-name="T30">Hannah liked my reel and then texted me saying:</text:span></text:p>
      <text:p text:style-name="P26"/>
      <text:p text:style-name="P13">“Guess who has not gotten paid for </text:p>
      <text:p text:style-name="P13">tour and is anxious about it! </text:p>
      <text:p text:style-name="P14">Meeeee</text:p>
      <text:p text:style-name="P13">Storing away the feeling so I can </text:p>
      <text:p text:style-name="P13">remember it next time it's my turn </text:p>
      <text:p text:style-name="P13"><text:soft-page-break/>to pay people</text:p>
      <text:p text:style-name="P15">I hate that feeling! I have extra money if you need a couple hundo</text:p>
      <text:p text:style-name="P13">Thanks friend</text:p>
      <text:p text:style-name="P13">I'll be okay I think! </text:p>
      <text:p text:style-name="P13">Some of this is anxiety when I don't</text:p>
      <text:p text:style-name="P13"><text:s/>have a lot of structure. But I'm </text:p>
      <text:p text:style-name="P13">finally back to bartending today. </text:p>
      <text:p text:style-name="P13">What are you up to?</text:p>
      <text:p text:style-name="P15">I'm ch-ch-chilling until Secret B-Sides rehearsal at 7 (prolly til 10.) What time you workin'?</text:p>
      <text:p text:style-name="P17">Easy mode :-) I hope so!</text:p>
      <text:p text:style-name="P18">I might grab a bite to eat at 1 </text:p>
      <text:p text:style-name="P18">if you want to join me! </text:p>
      <text:p text:style-name="P16">Food is an excellent idea—would love to!”</text:p>
      <text:p text:style-name="P17"/>
      <text:p text:style-name="P140"><text:span text:style-name="T9"><text:s text:c="3"/></text:span><text:span text:style-name="T10">I cobbled all this </text:span><text:span text:style-name="T11">into</text:span><text:span text:style-name="T10"> my journal at 12:08 while listening to the Andy Shauf album PJ had sent me, </text:span><text:span text:style-name="T6">Norm</text:span><text:span text:style-name="T10">.</text:span></text:p>
      <text:p text:style-name="P150"/>
      <text:p text:style-name="P150">. . .</text:p>
      <text:p text:style-name="P151"/>
      <text:p text:style-name="P142"><text:span text:style-name="T10">H</text:span><text:span text:style-name="T8">annah proposed Mamacita’s and was already downtown. <text:s/>I said I’d be there in 20 minutes, brushed my teeth, put on my Ever-Expanding shirt, hat, bag (</text:span><text:span text:style-name="T14">w/</text:span><text:span text:style-name="T8"> journal, phone, wallet and cup,) shoes, put the car key in my pocket and drove downtown to Terra Nova. I pulled out my phone to call Hannah and noticed it had been exactly 20 minutes.</text:span></text:p>
      <text:p text:style-name="P141"><text:span text:style-name="T8"><text:s text:c="3"/></text:span><text:span text:style-name="T12">She came outside with a ginormous backpack and </text:span><text:span text:style-name="T14">walked with</text:span><text:span text:style-name="T12"> me to Mamacita’s, where she ordered two tacos; </text:span><text:span text:style-name="T14">I had</text:span><text:span text:style-name="T12"> a grilled chicken burrito </text:span><text:span text:style-name="T14">and we </text:span><text:span text:style-name="T12">both </text:span><text:span text:style-name="T14">got</text:span><text:span text:style-name="T12"> chips, salsa and Mexican Cokes. </text:span><text:soft-page-break/><text:span text:style-name="T12">She was having a hard time and asked how long it takes to adjust from tour. I said, “Mmm, three-and-a-half to four days</text:span><text:span text:style-name="T12"><text:note text:id="ftn3" text:note-class="footnote"><text:note-citation>3</text:note-citation><text:note-body><text:p text:style-name="P29">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12">.”</text:span></text:p>
      <text:p text:style-name="P141"><text:span text:style-name="T12"><text:s text:c="3"/></text:span><text:span text:style-name="T13">We walked quickly back to Terra Nova, </text:span><text:span text:style-name="T14">where</text:span><text:span text:style-name="T13"> I chatted with Doss and the other owner in the parking lot </text:span><text:span text:style-name="T14">before driving</text:span><text:span text:style-name="T13"> home, t</text:span><text:span text:style-name="T14">aking </text:span><text:span text:style-name="T13">off my shoes, bag, hat, s</text:span><text:span text:style-name="T14">itting</text:span><text:span text:style-name="T13"> at the hog and </text:span><text:span text:style-name="T14">writing</text:span><text:span text:style-name="T13"> in my journal </text:span><text:span text:style-name="T14">until 2:</text:span><text:span text:style-name="T15">4</text:span><text:span text:style-name="T16">4</text:span><text:span text:style-name="T14">. </text:span></text:p>
      <text:p text:style-name="P152"/>
      <text:p text:style-name="P152"/>
      <text:p text:style-name="P154">/ / /</text:p>
      <text:p text:style-name="P155">. . .</text:p>
      <text:p text:style-name="P153"/>
      <text:p text:style-name="P146"><text:span text:style-name="T14">I </text:span><text:span text:style-name="T8">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153"/>
      <text:p text:style-name="P143"><text:span text:style-name="T27">T</text:span><text:span text:style-name="T25">hurs</text:span><text:span text:style-name="T8">, </text:span><text:span text:style-name="T5">Funkatorium</text:span><text:span text:style-name="T8">:</text:span></text:p>
      <text:p text:style-name="P145"><text:span text:style-name="T17"><text:s text:c="3"/>6:00 </text:span><text:span text:style-name="T25">Tina </text:span><text:span text:style-name="T26">&amp;</text:span><text:span text:style-name="T25"> her Pony</text:span></text:p>
      <text:p text:style-name="P156"/>
      <text:p text:style-name="P143"><text:span text:style-name="T25">Fri</text:span><text:span text:style-name="T8">, </text:span><text:span text:style-name="T7">Funkatorium</text:span><text:span text:style-name="T17">:</text:span></text:p>
      <text:p text:style-name="P145"><text:span text:style-name="T8"><text:s text:c="3"/>6:30 </text:span><text:span text:style-name="T25">Hannah Kaminer </text:span><text:span text:style-name="T26">&amp; The Wistfuls</text:span></text:p>
      <text:p text:style-name="P156"/>
      <text:p text:style-name="P143"><text:span text:style-name="T25">Sat</text:span><text:span text:style-name="T8">, </text:span><text:span text:style-name="T7">New Belgium</text:span><text:span text:style-name="T17">:</text:span></text:p>
      <text:p text:style-name="P145"><text:span text:style-name="T8"><text:s text:c="3"/>2:00 </text:span><text:span text:style-name="T25">Dulci</text:span></text:p>
      <text:p text:style-name="P143"><text:span text:style-name="T8"><text:s text:c="3"/>5:00 </text:span><text:span text:style-name="T25">Scott McMicken </text:span><text:span text:style-name="T26">&amp;</text:span><text:span text:style-name="T25"> the EVER-EXPANDING</text:span></text:p>
      <text:p text:style-name="P156"/>
      <text:p text:style-name="P143"><text:span text:style-name="T7">Asheville Music Hall</text:span><text:span text:style-name="T17">:</text:span></text:p>
      <text:p text:style-name="P143"><text:span text:style-name="T8"><text:s text:c="3"/>9:30 </text:span><text:span text:style-name="T25">The Secret B-Sides</text:span></text:p>
      <text:p text:style-name="P157"/>
      <text:p text:style-name="P145"><text:span text:style-name="T25">Sun</text:span><text:span text:style-name="T8">, </text:span><text:span text:style-name="T7">Sovereign Kava</text:span><text:span text:style-name="T17">:</text:span></text:p>
      <text:p text:style-name="P145"><text:span text:style-name="T8"><text:s text:c="3"/></text:span><text:span text:style-name="T17">3:30 </text:span><text:span text:style-name="T26">The Moon &amp; You</text:span></text:p>
      <text:p text:style-name="P174"/>
      <text:p text:style-name="P144"><text:span text:style-name="T17">. . .</text:span><text:span text:style-name="T18">The paper sleeve for my journal arrived, but it was too small (A6,) so I signed up for an Amazon return and ordered another one despite also having my eye</text:span><text:span text:style-name="T18"><text:note text:id="ftn4" text:note-class="footnote"><text:note-citation>4</text:note-citation><text:note-body><text:p text:style-name="P30">Ross thinks a Midori design will be ideal due to smaller footprint and the pleasing sound of paper and hopes once again the notebook can handle being stuffed.</text:p></text:note-body></text:note></text:span><text:span text:style-name="T18"> on a leather cover from Little Mountain Bindery, the Fillion. I wrote in my journal until 5:16.</text:span></text:p>
      <text:p text:style-name="P158"/>
      <text:p text:style-name="P159">. . .</text:p>
      <text:p text:style-name="P158"/>
      <text:p text:style-name="P147"><text:soft-page-break/><text:span text:style-name="T18">I </text:span><text:span text:style-name="T8">left the house with everything but my journal and walked up to Odd’s for a latte, then sat Ross-legged in the refuge area until 6:30. I walked down Sulfur Springs, cut through the park across the bridge and went up to Hendrix. Wyndham was sitting in an open window playing guitar.</text:span></text:p>
      <text:p text:style-name="P147"><text:span text:style-name="T20"><text:s text:c="3"/>I said hello and started toward the staircase to unlock the basement door. Wyndham said, “I </text:span><text:span text:style-name="T22">was e</text:span><text:span text:style-name="T20">xperimenting with</text:span><text:span text:style-name="T21"> drum ergonomics, so you might need to adjust some heights.”</text:span></text:p>
      <text:p text:style-name="P147"><text:span text:style-name="T8"><text:s text:c="3"/>I </text:span><text:span text:style-name="T19">came back up and said I was going to sit on the porch, so I put Charlie on the tether. Wyndham was going to the grocery store (probably Whole Foods) and asked me to put </text:span><text:span text:style-name="T24">Chuck</text:span><text:span text:style-name="T19"> in her crate since she can’t go down the stairs. He said, “There’s a——“</text:span></text:p>
      <text:p text:style-name="P147"><text:span text:style-name="T19"><text:s text:c="3"/></text:span><text:span text:style-name="T24">I said, </text:span><text:span text:style-name="T19">“A pink Kong? </text:span><text:span text:style-name="T24">Boy, </text:span><text:span text:style-name="T19">I been wo</text:span><text:span text:style-name="T24">i</text:span><text:span text:style-name="T19">kin’ this job for yeeeahhs.” Charlie the Human pulled up and then Juan. We sat on the porch for a second and then loaded through the basement door, including Charlie the Dog. </text:span><text:span text:style-name="T20">We played through three or four very similar sounding but groovy songs and called it good around 9:00.</text:span></text:p>
      <text:p text:style-name="Standard"><text:span text:style-name="T20"><text:s text:c="3"/>I walked with Wyndham and CtD through the park, then went up Sulfur Springs, Olney, Brevard </text:span><text:span text:style-name="T22">while</text:span><text:span text:style-name="T20"> texting with Hannah, </text:span><text:span text:style-name="T21">who was reading about autistic burnout and ADHD burnout because she feelt like shit and couldn't figure out why. </text:span><text:span text:style-name="T23">I offered to buy her things from the Patton Ave. Ingles and she said, “I'd be game! I could come with you. Or I could Venmo you for some hop waters or oat milk!”</text:span></text:p>
      <text:p text:style-name="Standard"><text:span text:style-name="T23"><text:s text:c="3"/>I said, “Sounds like you'd prefer the second option,” and then, “</text:span><text:span text:style-name="T2">happy to have the company too.” I was writing in my journal and it was 10:15.</text:span></text:p>
      <text:p text:style-name="Standard"><text:span text:style-name="T2"><text:s text:c="3"/></text:span><text:span text:style-name="T3">“If you don't mind the company I'll come with!”</text:span></text:p>
      <text:p text:style-name="P160"/>
      <text:p text:style-name="P161">. . .</text:p>
      <text:p text:style-name="P162"/>
      <text:p text:style-name="P149"><text:span text:style-name="T3">I </text:span><text:span text:style-name="T1">grabbed my things, drove to Hannah’s and walked up </text:span><text:span text:style-name="T4">the back stoop</text:span><text:span text:style-name="T1">. Neville was in the window staring at me intensely. When I knocked, he ran and Bruce came, so I </text:span><text:span text:style-name="T4">figured</text:span><text:span text:style-name="T1"> Hannah knew I was here even if I </text:span><text:span text:style-name="T4">hadn’t</text:span><text:span text:style-name="T1"> knock</text:span><text:span text:style-name="T4">ed</text:span><text:span text:style-name="T1"> loudly enough. I checked my phone </text:span><text:soft-page-break/><text:span text:style-name="T1">and she had said, “Ok! Come to the front?” I started walking around and she startled me from the darkness on the side of the house.</text:span></text:p>
      <text:p text:style-name="P163"><text:s text:c="3"/>We drove past what she informed me was the Pingles (I thought it was the Lingles,) and went to the Smingles (which I thought was the Pingles.) When we walked through the automatic doors, she said, “Is it very bright in here?”</text:p>
      <text:p text:style-name="P164"><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164"><text:s text:c="3"/>She said, “9:15?”</text:p>
      <text:p text:style-name="P164"><text:s text:c="3"/>“You came up with it.”</text:p>
      <text:p text:style-name="P164"><text:s text:c="3"/>“I am a computer… not with a blue screen, but…”</text:p>
      <text:p text:style-name="P164"><text:s text:c="3"/>“Making a puttering sound?”</text:p>
      <text:p text:style-name="P164"><text:s text:c="3"/>“A dialup noise.”</text:p>
      <text:p text:style-name="P148"><text:span text:style-name="T1"><text:s text:c="3"/>I </text:span><text:span text:style-name="T4">said I would confirm in the morning, </text:span><text:span text:style-name="T1">drove home, put my groceries away and wrote in my journal until 11:</text:span><text:span text:style-name="T4">33</text:span><text:span text:style-name="T1">.</text:span></text:p>
      <text:p text:style-name="P175">VII.XII</text:p>
      <text:p text:style-name="P165"/>
      <text:p text:style-name="P165">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165"><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165"><text:s text:c="3"/>I said I was surprised to be enjoying LibreOffice Writer so much, since it was just some app that came with Linux Mint and she said, <text:soft-page-break/>"Oh, I love Writer! I was using it in 2004 when it was part of OpenOffice!"</text:p>
      <text:p text:style-name="P165"><text:s text:c="3"/>I thought back to 2004, my college days, and said, "Hey, I was using OpenOffice <text:span text:style-name="T53">too</text:span>... on Windows!"</text:p>
      <text:p text:style-name="P165"><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0">Apart from getting dressed and brushing my teeth, </text:span><text:span text:style-name="T52">I spent most of that time trying to edit the format of A Great Visit into 4x6, and eventually succeeded, more or less.</text:span></text:p>
      <text:p text:style-name="P166"/>
      <text:p text:style-name="P166">Lots of things will need to be nudged manually and new title pages will need to be added, but that was expected. I knew it would be a massive project, but I think I have knocked out the most daunting part, which just so happens to be the start. <text:span text:style-name="T81">One of my goals going forward will be to simplify its formatting, which could hopefully make things easier if I need to change it again.</text:span></text:p>
      <text:p text:style-name="P166"><text:s text:c="3"/>I <text:span text:style-name="T80">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0">be like me to</text:span> test out <text:span text:style-name="T53">all</text:span> ways of thinking.</text:p>
      <text:p text:style-name="P167"><text:s text:c="3"/>I am beyond excited to once again spend some time with Hannah today. Okay, fine, here’s the detail: I, one, imagined myself begging for love <text:span text:style-name="T80">and getting rejected </text:span>again, but perhaps more tragically, imagined her warning me that she had a date coming to her performance tonight <text:span text:style-name="T80">(and visualized an attempted subsequent witholding of my love for her</text:span>.<text:span text:style-name="T80">)</text:span> </text:p>
      <text:p text:style-name="P167"><text:s text:c="3"/>I have no reason to believe that is true, and life would be fine if it was, but I will chalk that up to my mind occasionally preparing my nervous system for disappointment, <text:span text:style-name="T53">microdosing the worst</text:span>, if you <text:soft-page-break/>will. . .<text:span text:style-name="T79">I closed my project from eleven years ago, acknowledged the dust cloud around me and wrote in my journal until 11:1</text:span><text:span text:style-name="T82">8</text:span><text:span text:style-name="T79">. . .I grabbed a banana + a third coffee and drove to Hannah's house, where she was standing on the corner, talking on the phone. "I can't hear you very well," she said to who I correctly presumed was her mom. "Let me call you when I get my car back."</text:span></text:p>
      <text:p text:style-name="P167"><text:s text:c="3"/>We drove down Brevard Rd. to the Nissan dealership. She thanked me for the ride and told me to let her know when she could return the favor. "Don't wait until the end to get all your maintenance done," she said.</text:p>
      <text:p text:style-name="P167"><text:s text:c="3"/>I said, "Well, I hope it's not the end! Let me know if you need any help before the show."</text:p>
      <text:p text:style-name="P167"><text:s text:c="3"/>"I'll see you there," she said, probably because I had already announced my excited plans to walk. "And I'll find out if there's a guest list and put you on there."</text:p>
      <text:p text:style-name="P167"><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167"/>
      <text:p text:style-name="P167">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167"/>
      <text:p text:style-name="P167"/>
      <text:p text:style-name="P167"/>
      <text:p text:style-name="P168">/ / /</text:p>
      <text:p text:style-name="P169">. . .</text:p>
      <text:p text:style-name="P167"/>
      <text:p text:style-name="P167">I ate my banana, changed into <text:span text:style-name="T83">one of the</text:span> Moves shirt<text:span text:style-name="T83">s</text:span>, put on my hat and <text:span text:style-name="T83">stuck</text:span> a stem behind my upper lip. I went to the fridge and grabbed <text:span text:style-name="T107">a handful</text:span> of grapes <text:span text:style-name="T83">+</text:span> a plum, left the house and ate everything while walking <text:span text:style-name="T83">Brevard Rd</text:span>.</text:p>
      <text:p text:style-name="P167"><text:s text:c="3"/>I went to a guitar shop, a book store, had a pee at Community and returned someone's Nalgene. I walked down the hill, meditating on “<text:span text:style-name="T108">I</text:span>…” turned right at Hilliard, felt conflicted over which of my two usual ways to go and noticed a tennis tournament <text:span text:style-name="T107">up on the hill</text:span>.</text:p>
      <text:p text:style-name="P167"><text:s text:c="3"/>I sat in the stands <text:span text:style-name="T83">for a while, then</text:span> under two trees in the park. <text:span text:style-name="T83">I</text:span> kept walking, climbed a tree and went to FBFC, where they were playing Cripple Creek. I bought a plum <text:span text:style-name="T83">for 87 cents</text:span>, walked up <text:span text:style-name="T107">Biltmore</text:span>, checked out the beginnings of a market <text:span text:style-name="T107">near Vance Monument </text:span>and turned toward Pritchard.</text:p>
      <text:p text:style-name="P167"><text:s text:c="3"/>I knew I would need to eat soon and decided I would sit and think about the option with the <text:span text:style-name="T83">absolute </text:span>least possible fuss. When I got to the park, I saw a sign that said, FREE VEGAN INDIAN FOOD, and I thought, “I did it!” With John's <text:span text:style-name="T83">hyper-eager</text:span> encouragement, I had two bowls of rice with dal, cilantro and extra spice.</text:p>
      <text:p text:style-name="P167"><text:s text:c="3"/>John <text:span text:style-name="T107">excitedly </text:span>asked me about my life while I ate and then brought over <text:span text:style-name="T83">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167"/>
      <text:p text:style-name="P168">. . .</text:p>
      <text:p text:style-name="P167"/>
      <text:p text:style-name="P167">I went to finish my cold brew in the park and ran into JB, watched him win a game of chess and then lost a game to him. I said I needed more caffeine, went back to the club, ordered a cortado <text:soft-page-break/>from Macy and drank it on the sidewalk while listening to drunk Sierra complain about her <text:span text:style-name="T83">day and </text:span>life.</text:p>
      <text:p text:style-name="P167"><text:s text:c="3"/>I took my mug inside, checked out the drum circle, sat on a bench and wrote in my phone journal until 6:38. . .I walked around the corner to the church. Jane was standing <text:span text:style-name="T83">under</text:span> the front columns saying, “This is Ross! He's on the list!”</text:p>
      <text:p text:style-name="P167"><text:s text:c="3"/>She escorted me to the green room, where I had two peanut butter cups and an enthusiastic hug from Hannah, <text:span text:style-name="T106">who was wearing</text:span> a beautiful flowing green dress. At five til, I took a seat and then <text:span text:style-name="T106">relocated</text:span> two more times, moving closer to the <text:span text:style-name="T107">stage and the door near the greenroom</text:span>.</text:p>
      <text:p text:style-name="P167"><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167"/>
      <text:p text:style-name="P168">. . .</text:p>
      <text:p text:style-name="P168"/>
      <text:p text:style-name="P170">I looked over to Hannah’s friends when Nicholas Edward Williams started playing and she wasn’t there, which gave me a good feeling. Sure enough, she came through the side door with a bag of tropical Skittles and sat next to me, disappear<text:span text:style-name="T107">ing</text:span> a couple times as expected but <text:span text:style-name="T107">always</text:span> returning. I wanted so bad to put a hand out for her, but also didn’t want <text:span text:style-name="T106">that first moment</text:span> to be in a church, <text:span text:style-name="T106">for her sake</text:span>.</text:p>
      <text:p text:style-name="P170"><text:s text:c="3"/>We loitered and socialized, packed up, walked Jane to her car. Hannah said, “You riding with me?” and I said sure. We were clearly tired. She took Patton Avenue and I said I could just walk home from her house. She said, “Oh, I’m going the wrong way!”</text:p>
      <text:p text:style-name="P170"><text:s text:c="3"/>I helped her load in her guitar and when she complained about me helping too much, I said it was good for her. She said something along the lines of, “Are you trying to reform me in my old years?”</text:p>
      <text:p text:style-name="P170"><text:s text:c="3"/>I said, “I’m trying to change you!”</text:p>
      <text:p text:style-name="P170"><text:soft-page-break/><text:s text:c="3"/>We hugged a couple times and I left her house with a heavy heart. I walked up to the Country Club and had an Athletic with Drew, Lyric and Chad, then walked home, sat at my desktop in the dark and wrote in my journal.</text:p>
      <text:p text:style-name="P170"/>
      <text:p text:style-name="P171">. . .</text:p>
      <text:p text:style-name="P172"/>
      <text:p text:style-name="P172">I went to bed around midnight, thinking I needed to either dump emotions onto Hannah or withdrawl myself completely. I slept til 4:30AM and woke in disbelief of how <text:span text:style-name="T109">dark</text:span> it was. I wanted to sleep all day, but couldn’t get started until the sun came up. </text:p>
      <text:p text:style-name="P172"/>
      <text:p text:style-name="P176">VII.XIII</text:p>
      <text:p text:style-name="P173"/>
      <text:p text:style-name="P177"><text:span text:style-name="T84">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5">3</text:span><text:span text:style-name="T84">4.</text:span></text:p>
      <text:p text:style-name="P173"/>
      <text:p text:style-name="P177"><text:span text:style-name="T84">I’m going to say the craziest thing: I think I am excited to be heartbroken. My mushroom meditation walk had been a beautiful experiment in postponing those feelings as long as I could, as I couldn’t have possibly watched Hannah’s performance </text:span><text:span text:style-name="T85">with</text:span><text:span text:style-name="T84"> that mindset, but I did feel it coming. It wasn’t until saying goodbye at her house that I knew it was upon me.</text:span></text:p>
      <text:p text:style-name="P177"><text:span text:style-name="T84"><text:s text:c="3"/>It even seemed like when I said, “Hit me up if you want to go for a walk in the next couple days,” that she——</text:span><text:span text:style-name="T85">as she was standing in her doorway——</text:span><text:span text:style-name="T84">gave me a funny look. </text:span><text:span text:style-name="T85">M</text:span><text:span text:style-name="T84">aybe it’s not totally heartbreak, but a feeling that I need to let her make the next move </text:span><text:span text:style-name="T85">(</text:span><text:span text:style-name="T84">like not even texting or sending reels.</text:span><text:span text:style-name="T85">)</text:span></text:p>
      <text:p text:style-name="P31"><text:s text:c="3"/>Then again, perhaps that is too much strategizing. I also want to tell her I love her, but I know she already knows that. So, my plan is to wallow today, drinking all my hop waters. I’m excited the correct <text:soft-page-break/>size of that journal cover should be coming. I will also go to the Ether Jam unless I can somehow flake. . .<text:span text:style-name="T110">I took a poop, laid in bed and immediately texted Hannah, “You sounded beautiful last night and I feel a little rude because you asked me what I was up to this week and I didn't ask you,” and then, “</text:span>Also I like your green dress. . .” <text:span text:style-name="T111">We laughed about the guy who thought it was the same dress from the album cover and my mood changed </text:span><text:span text:style-name="T54">completely</text:span><text:span text:style-name="T57">. I scrolled on my phone and wrote in my journal at 11:35.</text:span></text:p>
      <text:p text:style-name="P80"/>
      <text:p text:style-name="P81">I still plan on being lazy today and am even more excited about it.</text:p>
      <text:p text:style-name="P81"/>
      <text:p text:style-name="P82">/ / /</text:p>
      <text:p text:style-name="P32"><text:span text:style-name="T56">I laid in bed until I was hungry, went downstairs with a brownie bar, made a cup of coffee, talked with Erica about all the places she </text:span><text:span text:style-name="T62">had </text:span><text:span text:style-name="T56">lived in Durham and Cary, made another cup, came upstairs, transcribed seven 2021 entries and wrote in my journal at 1:36. . .</text:span><text:span text:style-name="T58">I laid in bed a long time, transcribed five more entries and wrote at 3:01. . .</text:span><text:span text:style-name="T59">I transcribed a couple more entries, made peas n’ noodles and laid down to take a nap.</text:span></text:p>
      <text:p text:style-name="P33"><text:span text:style-name="T59"><text:s text:c="3"/>I scrolled to my 6:15 alarm, and, as soon as I </text:span><text:span text:style-name="T62">had</text:span><text:span text:style-name="T59"> engaged it, got a call from Wyndham, </text:span><text:span text:style-name="T61">who</text:span><text:span text:style-name="T59"> said he’</text:span><text:span text:style-name="T63">d</text:span><text:span text:style-name="T59"> <text:s/>messed up and forgot to put Charlie in her crate, that he owed me one, so, I drove down, spent a while looking for </text:span><text:span text:style-name="T63">the</text:span><text:span text:style-name="T59"> pink Kong, filled it with peanut butter, </text:span><text:span text:style-name="T63">put it in the crate with Charlie the Dog</text:span><text:span text:style-name="T59">, drove to Izzy’s, ordered a cortado, came home, sat at my computer and wrote in my journal </text:span><text:span text:style-name="T60">until 5:30.</text:span></text:p>
      <text:p text:style-name="P83"/>
      <text:p text:style-name="P84">. . .</text:p>
      <text:p text:style-name="P83"/>
      <text:p text:style-name="P83">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3"><text:s text:c="3"/>As I was walking up, I realized I was a half-hour early, so I said hello to Pocket, sat in a chair with him and wrote on my phone journal until Justin pulled up at 7:00.</text:p>
      <text:p text:style-name="P83"/>
      <text:p text:style-name="P84">. . .</text:p>
      <text:p text:style-name="P83"/>
      <text:p text:style-name="P34"><text:span text:style-name="T60">W</text:span><text:span text:style-name="T56">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practice dates, </text:span><text:soft-page-break/><text:span text:style-name="T56">appreciated the design for her Bruce &amp; Neville Records T-shirt and wrote in my journal until 11:21.</text:span></text:p>
      <text:p text:style-name="P85"/>
      <text:p text:style-name="P74">VII.XIV</text:p>
      <text:p text:style-name="P86"/>
      <text:p text:style-name="P86">I woke at 7:30 feeling lazy and content, realized I hadn’t played a gig in 19 days and felt great about it. I struggled with Wordle (VIDEO in five,) rolled across the bed, walked to the kitchen, opened a banana, sat at my computer and wrote in my journal at 8:30.</text:p>
      <text:p text:style-name="P35"><text:span text:style-name="T65"><text:s text:c="3"/></text:span><text:span text:style-name="T66">I had dreamt about Holy Ghost playing AVL Fest, opening with </text:span><text:span text:style-name="T71">Talk is Cheap</text:span><text:span text:style-name="T66">, the crowd going crazy, and my drums slowly falling apart. I had had to borrow a pair of pants from some lady at the end of Woodgate and weed from Ryan/Chauncey, who I had just learned belonged to a different ‘syndication’ of Brew Pump.</text:span></text:p>
      <text:p text:style-name="P87"/>
      <text:p text:style-name="P36"><text:span text:style-name="T65">That has always been an interesting recurring theme of my dreams, learning that other people have been experiencing a similar but different version of things tha</text:span><text:span text:style-name="T71">n what</text:span><text:span text:style-name="T65"> I am used to.</text:span></text:p>
      <text:p text:style-name="P37"><text:span text:style-name="T65"><text:s text:c="3"/></text:span><text:span text:style-name="T67">Also, sleeping on the far section of my bed the past two nights has been very different, a deeper sleep, even. . .</text:span><text:span text:style-name="T68">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69">I transcribed a couple entries, went downstairs, poured another coffee, showed Erica my </text:span><text:span text:style-name="T71">new </text:span><text:span text:style-name="T69">journal </text:span><text:span text:style-name="T71">cover</text:span><text:span text:style-name="T69">, came back up, transcribed more entries (ten in total,) sat on the porch for a minute and then laid in bed scrolling and drinking.</text:span></text:p>
      <text:p text:style-name="P37"><text:span text:style-name="T69"><text:s text:c="3"/>I wrote in my journal at 11:45. . .</text:span><text:span text:style-name="T70">I transcribed one of the most traumatizing times of my life, laid in bed, scrolled on my phone, ate a few grapes and wrote in my journal at 12:30.</text:span></text:p>
      <text:p text:style-name="P88"/>
      <text:p text:style-name="P89">. . .</text:p>
      <text:p text:style-name="P89"><text:soft-page-break/></text:p>
      <text:p text:style-name="P38"><text:span text:style-name="T70">I </text:span><text:span text:style-name="T65">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8"><text:span text:style-name="T65"><text:s text:c="3"/>I walked down to Hendrix, let out Charlie and was sitting on the </text:span><text:span text:style-name="T71">veranda</text:span><text:span text:style-name="T65"> until she came running </text:span><text:span text:style-name="T71">back</text:span><text:span text:style-name="T65">,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90"/>
      <text:p text:style-name="P91">/ / /</text:p>
      <text:p text:style-name="P38"><text:span text:style-name="T65"><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1">til</text:span><text:span text:style-name="T65"> 5:</text:span><text:span text:style-name="T71">51</text:span><text:span text:style-name="T65">, just barely beating a light rain.</text:span></text:p>
      <text:p text:style-name="P38"><text:span text:style-name="T65"><text:s text:c="3"/></text:span><text:span text:style-name="T71">Hannah said, “Cute little toe beans!”</text:span></text:p>
      <text:p text:style-name="P92"/>
      <text:p text:style-name="P93">. . .</text:p>
      <text:p text:style-name="P93"/>
      <text:p text:style-name="P39"><text:span text:style-name="T71">I </text:span><text:span text:style-name="T65">got blazed and was typing up a storm when Hannah texted me, “Just went to guitar Center and guess who I met!”</text:span></text:p>
      <text:p text:style-name="P94"><text:s text:c="3"/>I said, “Charming Wyndham!”</text:p>
      <text:p text:style-name="P94"><text:s text:c="3"/>“Sort of charming,” she said. “Did I miss something? I mean, he was nice and everything!”</text:p>
      <text:p text:style-name="P39"><text:span text:style-name="T65"><text:s text:c="3"/></text:span><text:span text:style-name="T72">I started to realize I was high and didn’t want to come across as mean. I said, “</text:span><text:span text:style-name="T65">Haha I'm just trying to be cute. What'd you get from GC?”</text:span></text:p>
      <text:p text:style-name="P94"/>
      <text:p text:style-name="P40"><text:span text:style-name="T65">“</text:span><text:span text:style-name="T55">Some cables that have a lifetime </text:span></text:p>
      <text:p text:style-name="P61">guarantee. We shall see if this </text:p>
      <text:p text:style-name="P61"><text:soft-page-break/>helps with my guitar being crackly.</text:p>
      <text:p text:style-name="P61"/>
      <text:p text:style-name="P61">I think it might also be that my </text:p>
      <text:p text:style-name="P61">guitar needs some attention</text:p>
      <text:p text:style-name="P61"/>
      <text:p text:style-name="P64">A wise friend once told me not to save all the routine maintenance for the end</text:p>
      <text:p text:style-name="P64"/>
      <text:p text:style-name="P51"><text:span text:style-name="T84">I'm glad y'all figured out that you knew each other and be</text:span><text:span text:style-name="T86">t</text:span><text:span text:style-name="T84"> that was fun</text:span></text:p>
      <text:p text:style-name="P62"/>
      <text:p text:style-name="P61">It was definitely better than </text:p>
      <text:p text:style-name="P61">being hassled by the guitar </text:p>
      <text:p text:style-name="P61">Center people. A friendly </text:p>
      <text:p text:style-name="P61">face is nice.</text:p>
      <text:p text:style-name="P65">Oh and I was just reading about the day I met him in my journal</text:p>
      <text:p text:style-name="P63">Did something happen </text:p>
      <text:p text:style-name="P63">when you met him?</text:p>
      <text:p text:style-name="P64">All I wrote was, "I had the best time playing on the bus w/ Wyndham."</text:p>
      <text:p text:style-name="P62">Awwww!!!</text:p>
      <text:p text:style-name="P62">A meet cute!</text:p>
      <text:p text:style-name="P66">see i tell ya he's a charmer</text:p>
      <text:p text:style-name="P62"/>
      <text:p text:style-name="P62">I still don't know why but that's cool!</text:p>
      <text:p text:style-name="P62"/>
      <text:p text:style-name="P64">Oh I just like him. He's fun to play music with especially. Whatcha gonna do now?”</text:p>
      <text:p text:style-name="P64"/>
      <text:p text:style-name="P73"><text:span text:style-name="T84">After a couple minutes of no response, I turned of</text:span><text:span text:style-name="T88">f my desk light and put my head in my knees. I was disappointed with my textual per</text:span><text:span text:style-name="T89">f</text:span><text:span text:style-name="T88">ormance and for having smoked weed in general. I laid in bed, </text:span><text:span text:style-name="T89">read some of my most re</text:span><text:span text:style-name="T90">cent journal and kept closing it bec</text:span><text:span text:style-name="T89">ause I </text:span><text:soft-page-break/><text:span text:style-name="T89">felt so cringe. I</text:span><text:span text:style-name="T84"> looked at my phone, </text:span><text:span text:style-name="T89">ate</text:span><text:span text:style-name="T84"> a popsicle and wr</text:span><text:span text:style-name="T89">ote</text:span><text:span text:style-name="T84"> in my journal </text:span><text:span text:style-name="T87">until 8:25 when </text:span><text:span text:style-name="T89">Hannah</text:span><text:span text:style-name="T87"> wrote back, an hour-and-a-half later, saying, “</text:span><text:span text:style-name="T84">That's cool! I'm just resting a lot, I had work today”</text:span></text:p>
      <text:p text:style-name="P95"/>
      <text:p text:style-name="P73"><text:span text:style-name="T84">While my head </text:span><text:span text:style-name="T88">was </text:span><text:span text:style-name="T84">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31"><text:span text:style-name="T84"><text:s text:c="3"/>I feel like a mess but I also know I’m trying. </text:span><text:span text:style-name="T88">That exchange probably didn’t go as poorly as I think it did, but I would be more——</text:span><text:span text:style-name="T89">T</text:span><text:span text:style-name="T88">he world would be a better place if I just kept things plain and honest and kind. . .</text:span><text:span text:style-name="T90">I laid in bed, sent Hannah a reel, ate a popsicle and texted saying, "Good! I'm typing and eating like popsicles,” and then, “Not at exactly the same time”</text:span></text:p>
      <text:p text:style-name="P31"><text:span text:style-name="T90"><text:s text:c="3"/>She reacted to my post </text:span><text:span text:style-name="T91">and texted a half-hour later saying, “</text:span><text:span text:style-name="T90">Haha, sounds nice anyhow!”</text:span></text:p>
      <text:p text:style-name="P31"><text:span text:style-name="T90"><text:s text:c="3"/></text:span><text:span text:style-name="T91">I tried to go easy on myself, turned on my lamp and wrote in my journal at 9:54. . .</text:span><text:span text:style-name="T92">I got serious about transcribing and finished my 2021/2022 journal, then wrote in my 2024 journal at 11:13.</text:span></text:p>
      <text:p text:style-name="P113"/>
      <text:p text:style-name="P41">VII.XV</text:p>
      <text:p text:style-name="P114"/>
      <text:p text:style-name="P114">I slept in the far corner of my bed again and had had a Stephen King movie dream about an Ingles that was stealing things (including my car and drums) and running a secret manufacturing industry with the goods.</text:p>
      <text:p text:style-name="P114"><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115">/ / /</text:p>
      <text:p text:style-name="P116">. . .</text:p>
      <text:p text:style-name="P117"/>
      <text:p text:style-name="P118">I printed three pages of journals, put on my shoes &amp; hat, grabbed my bag, which already had my cup, then put my phone, wallet and journal inside. There was a pen in there already, too.</text:p>
      <text:p text:style-name="P118"><text:s text:c="3"/>I walked up to Kota Kai, ordered a drip Sumatra and read three days’ worth of entries, then started to write until 12:46. Gary Reckard sent me a DM saying, “hey, how ‘into’ a canoe/camping trip would you ‘be’?”</text:p>
      <text:p text:style-name="P43"><text:span text:style-name="T84">“</text:span><text:span text:style-name="T55">Pretty into I think!</text:span></text:p>
      <text:p text:style-name="P67">was thinking of trying to do </text:p>
      <text:p text:style-name="P67">soemthing like that, like Aug </text:p>
      <text:p text:style-name="P67">17-19, maybe Fontana, canoe </text:p>
      <text:p text:style-name="P67">out to an island camping spot</text:p>
      <text:p text:style-name="P67"/>
      <text:p text:style-name="P68">I happen to currently </text:p>
      <text:p text:style-name="P43"><text:span text:style-name="T55">have those days free!</text:span><text:span text:style-name="T84">”</text:span></text:p>
      <text:p text:style-name="P119"/>
      <text:p text:style-name="P42"><text:span text:style-name="T84">I have been meaning to say I woke up with the most powerful feeling of not worrying about anything. It could have been the reel, the </text:span><text:span text:style-name="T94">previous night of </text:span><text:span text:style-name="T84">beating myself up, the weird dream or the fact that it’s the first time I haven’t had an appointment in five days.</text:span></text:p>
      <text:p text:style-name="P118"><text:s text:c="3"/>To sum things up, it is a dreary day and I am unbothered. . .I walked to Orbit and bought a tape for cats + a Cameron Diaz movie. They had The Shining as well, which I was excited about, especially after my dream, but not for ten bucks.</text:p>
      <text:p text:style-name="P42"><text:span text:style-name="T84"><text:s text:c="3"/>I left, reminding myself of how unbothered I was and then immediately saw the parked Space Bug. I looked over to Odd’s; Hannah was waving at me, </text:span><text:span text:style-name="T94">so</text:span><text:span text:style-name="T84"> I went inside and said, “Check this out.” She was sitting next to Sandra Bodson, who was way too excited to see me and talking more than I could talk to Hannah. </text:span><text:span text:style-name="T94">They were both very excited about my tape for cats.</text:span></text:p>
      <text:p text:style-name="P118"><text:s text:c="3"/>I asked what she was working on and she said she was trying to get started on LaZoom, Terra Nova stuff. She had been sitting with <text:soft-page-break/>a friend but had to move. She was wearing her silky black jumper, earings and makeup. She asked what I was working on, and I said walking to Aldi.</text:p>
      <text:p text:style-name="P118"><text:s text:c="3"/>She pointed at my coffee cup and I said I had been catching up on journal entries at Kota Kai, then told her about how I had just finished transcribing 2022. she was impressed and said, “Was that a hard year?”</text:p>
      <text:p text:style-name="P118"><text:s text:c="3"/>I didn’t want to bother her, so I said I was going to continue on, but warned her I might get a coffee on my way back. I sat in front of the library and wrote in my journal until 1:21.</text:p>
      <text:p text:style-name="P118"/>
      <text:p text:style-name="P120">. . .</text:p>
      <text:p text:style-name="P118"/>
      <text:p text:style-name="P121">I stopped in the shade at Izzy’s, checked my phone and saw that Melissa was good with an earlier Pony practice, so I updated my calendar and kept walking.</text:p>
      <text:p text:style-name="P44"><text:span text:style-name="T84"><text:s text:c="3"/>I realized at the next shady spot that that was not why I had checked my phone, so I looked at it again, going to Jackson Grimm’s Instagram page to see if there was a concert in Pritchard Park </text:span><text:span text:style-name="T94">later</text:span><text:span text:style-name="T84">——no post about it.</text:span></text:p>
      <text:p text:style-name="P121"><text:s text:c="3"/>I walked to Aldi, bought grapes, bananas and two cans of peas for $5.77, then walked slowly back toward Odd’s. Hannah &amp; Sandra were still at their table by the window, so I went inside to find them gesturing at me, saying, “Like this guy.”</text:p>
      <text:p text:style-name="P121"><text:s text:c="3"/>Sandra said, “I would never!”</text:p>
      <text:p text:style-name="P121"><text:s text:c="3"/>“What about me?”</text:p>
      <text:p text:style-name="P44"><text:span text:style-name="T84"><text:s text:c="3"/>Hannah said I would be good for practicing her taekwondo o</text:span><text:span text:style-name="T94">n.</text:span><text:span text:style-name="T84"> I agreed, </text:span><text:span text:style-name="T94">then</text:span><text:span text:style-name="T93"> ordered a latte, asked if I could join them, sat and wrote in my journal until 2:17.</text:span></text:p>
      <text:p text:style-name="P122"/>
      <text:p text:style-name="P123">We talked about Huskies, hair dye, managing Hannah’s life, the possible canoe trip with Gary, booking at Terra Nova, her not going to The Big Secret, upcoming gigs, her plans to do yoga later, Sandra’s crush on a librarian and how embarrasing it is to be <text:soft-page-break/>crushing at 40; Hannah said it was enviable. . .I stood up and took my card out of my bag.</text:p>
      <text:p text:style-name="P45"><text:span text:style-name="T84"><text:s text:c="3"/>Hannah said </text:span><text:span text:style-name="T94">cutely</text:span><text:span text:style-name="T84">, “Whatcha doin’?”</text:span></text:p>
      <text:p text:style-name="P123"><text:s text:c="3"/>“Getting a little more espresso!”</text:p>
      <text:p text:style-name="P123"><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45"><text:span text:style-name="T84"><text:s text:c="3"/>I walked out the rear garage door, down the steps, across Sand Hill, through the Wells Fargo parking lot, down </text:span><text:span text:style-name="T94">V</text:span><text:span text:style-name="T84">ermont, across Vance Crescent, down Brevard, up my porch and into my house. Erica was listening to piano music in the basement. I kicked off my shoes, put away my groceries, hung up my bag and hat, sat at my computer and wrote in my journal until 3:</text:span><text:span text:style-name="T94">52</text:span><text:span text:style-name="T84">.</text:span></text:p>
      <text:p text:style-name="P123"/>
      <text:p text:style-name="P125"/>
      <text:p text:style-name="P125">/ / /</text:p>
      <text:p text:style-name="P124"/>
      <text:p text:style-name="P125">. . .</text:p>
      <text:p text:style-name="P123"/>
      <text:p text:style-name="P126">I experimented with booting my Mint OS from my Chromebook, which would have been more complicated than expected. Fwuit got a text from Melissa asking if we could take their Purple Onion gig on the 27<text:span text:style-name="T112">th</text:span>, and I reminded her we had a LaZoom gig that day. She said she would reach out to Hannah, and I warned her that Hannah was already stressed about having three gigs that week.</text:p>
      <text:p text:style-name="P126"><text:s text:c="3"/>I texted Hannah, warning her of the incoming text and my lack of availability. She said, “I can't! Too much”</text:p>
      <text:p text:style-name="P126"><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126"><text:s text:c="3"/>I did one or two entries from that and wrote in my journal at 5:28. . .<text:span text:style-name="T113">I struggled to convert my bed back into a futon, put on the cat sitting video, immediately realized it was not at all for humans and wrote in my journal at 6:04. . .</text:span><text:span text:style-name="T114">I took a bath, shaved, started Very Bad Things and eventually decided it was too stressful, so I switched off the TV and meditated for a minute until deciding to write in my journal at 9:20.</text:span></text:p>
      <text:p text:style-name="P126"/>
      <text:p text:style-name="P46"/>
      <text:p text:style-name="P46"/>
      <text:p text:style-name="P46"/>
      <text:p text:style-name="P46"/>
      <text:p text:style-name="P46"/>
      <text:p text:style-name="P47">V.XVI</text:p>
      <text:p text:style-name="P127"/>
      <text:p text:style-name="P127">I woke at nine to the sound of the garbage truck, played Wordle (DECOY in four,) scrolled on my phone, took a swig of Coke from the fridge and wrote in my journal at 9:43.</text:p>
      <text:p text:style-name="P127"/>
      <text:p text:style-name="P128"><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48"><text:span text:style-name="T84"><text:s text:c="3"/>Now that I’m awake, I still feel like isolating myself. I don’t yet want coffee and I’m not sure what to do with my day. Until 530. I will let it unfold patiently and compassionately. . .</text:span><text:span text:style-name="T95">I went back to the futon until journal, 10:34. . .</text:span><text:span text:style-name="T96">I wallowed, made a tiny coffee, wallowed, packed for Scott’s and cleaned off the living room table.</text:span></text:p>
      <text:p text:style-name="P48"><text:span text:style-name="T96"><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97">I took a fake nap, brushed my teeth and wrote in my journal at 2:09. . .</text:span><text:span text:style-name="T98">I scrolled, brushed my teeth, packed my messenger bag, made a naan sandwich, did the dishes and wrote in my journal until 2:5</text:span><text:span text:style-name="T100">4</text:span><text:span text:style-name="T98">.</text:span></text:p>
      <text:p text:style-name="P129"/>
      <text:p text:style-name="P49"><text:span text:style-name="T97">H</text:span><text:span text:style-name="T84">ere’s me trying to make sense of things since Hannah got home from tour:</text:span></text:p>
      <text:p text:style-name="P130"><text:s text:c="3"/>Tuesday, we talked about going for a walk. It turned into eating pizza at the LaZoom photo shoot, going on the fake tour, taking a walk, going to Harris Teeter, dropping me off at my house so I could return her book.</text:p>
      <text:p text:style-name="P130"><text:s text:c="3"/>We sent lots of reels on Wednesday and went on separate hikes.</text:p>
      <text:p text:style-name="P130"><text:s text:c="3"/>Thursday, I met her for lunch downtown. I also took her to the Smingles before they closed.</text:p>
      <text:p text:style-name="P130"><text:s text:c="3"/>Friday, I took her to get her car. I met her at her show that night and she gave me a ride to the west side.</text:p>
      <text:p text:style-name="P49"><text:span text:style-name="T84"><text:s text:c="3"/>Saturday, </text:span><text:span text:style-name="T98">we texted a little at night.</text:span></text:p>
      <text:p text:style-name="P131"><text:s text:c="3"/>Sunday was the Charming Wyndham remark.</text:p>
      <text:p text:style-name="P131"><text:s text:c="3"/>Monday, I ran into her at Odd’s.</text:p>
      <text:p text:style-name="P49"><text:soft-page-break/><text:span text:style-name="T98"><text:s text:c="3"/>It is now Tuesday, and I have felt the need to not reach out. </text:span><text:span text:style-name="T99">I think she’s just stressed/depressed. </text:span><text:span text:style-name="T101">I bet she’s also working.</text:span></text:p>
      <text:p text:style-name="P132"/>
      <text:p text:style-name="P133">. . .</text:p>
      <text:p text:style-name="P133"/>
      <text:p text:style-name="P50"><text:span text:style-name="T101">I </text:span><text:span text:style-name="T84">put on my shoes/hat, packed my bag with phone, wallet, walked to Kota Kai, ordered a latte and drank it on the couch. I started liking messages that people had sent me days prior and, at 3:28, Hannah responded to my text, saying, “Oh my. How mediocre was it?”</text:span></text:p>
      <text:p text:style-name="P50"><text:span text:style-name="T84"><text:s text:c="3"/>I told her how it was a senseless murder movie. Then we exchanged silly banter and a couple reels. My mood was greatly improved, so I walked home, tossing my cup in the air, and wrote in my journal until 4:</text:span><text:span text:style-name="T103">3</text:span><text:span text:style-name="T105">8</text:span><text:span text:style-name="T84">.</text:span></text:p>
      <text:p text:style-name="P134"/>
      <text:p text:style-name="P134">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50"><text:span text:style-name="T84"><text:s text:c="3"/></text:span><text:span text:style-name="T102">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50"><text:span text:style-name="T102"><text:s text:c="3"/>It is crucial for me to remember that her silliness comes in waves. </text:span><text:span text:style-name="T104">I waited 19 hours for that response, and that is </text:span><text:span text:style-name="T73">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96"><text:soft-page-break/><text:s text:c="3"/>Has she been hanging out with someone else? Time may or may not tell, but it seems it will be okay if we check on each other every day.</text:p>
      <text:p text:style-name="P96"/>
      <text:p text:style-name="P96"/>
      <text:p text:style-name="P96"/>
      <text:p text:style-name="P96"/>
      <text:p text:style-name="P98">/ / /</text:p>
      <text:p text:style-name="P97">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96"><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96"><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96"><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96"><text:s text:c="3"/>I was enjoying it, least.</text:p>
      <text:p text:style-name="P96"/>
      <text:p text:style-name="P96">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96"><text:s text:c="3"/>Or is it more because one of the people who lives here is my favorite musician who so prominently shaped my 20s, and the <text:soft-page-break/>things I find cool are shaped by HIS personality and taste, thus getting closer to achieving my aesthetic/comfort ambitions than I could even if I had the means?</text:p>
      <text:p text:style-name="P96"><text:s text:c="3"/>Either way, I feel very relaxed here.</text:p>
      <text:p text:style-name="P96"/>
      <text:p text:style-name="P96">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96"><text:s text:c="3"/>Maybe this is raising the bar, as I just leaned anxious attachers are said to do; though we continue to grow close, I can't help but feel the opposite because my demands are increasing without me being able to see that?</text:p>
      <text:p text:style-name="P96"><text:s text:c="3"/>Yes, perhaps back when she said she was going to give me space, it was easier for me to do, but now that I think we've achieved more closeness, my baseline comparison for what I need is invisibly skewed.</text:p>
      <text:p text:style-name="P96"><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96"/>
      <text:p text:style-name="P98">. . .</text:p>
      <text:p text:style-name="P96"/>
      <text:p text:style-name="P96">I laid there feeling jealous and insecure, which went away for five minutes when Hannah DMed me around 10:30. She had gone to see a play featuring neighbor Scott and Stacey. I thought she said she had gone with her new friend Laurie, but, when I realized she had said her friend Laurie was also IN the play, it made me wonder who she went with.</text:p>
      <text:p text:style-name="P96"><text:soft-page-break/><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96"><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96"><text:s text:c="3"/>I let Myrtle out, fed her, let her out again and wrote in my journal until 5:52.</text:p>
      <text:p text:style-name="P96"/>
      <text:p text:style-name="P76">VII.XVII</text:p>
      <text:p text:style-name="P96"/>
      <text:p text:style-name="P96">I woke from a deep sleep, checked the weather, played <text:span text:style-name="T115">W</text:span>ordle (QUITE in four,) got up, let Myrtle out, started a pot of Folger's, laid eyes on the cats, sat in the comfy chair and wrote in my journal at 10:52, when my laptop ran out of battery.</text:p>
      <text:p text:style-name="P96"/>
      <text:p text:style-name="P96">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he weather (and my own mental) outlook improve, heading back inside and writing in my journal at 1:28.</text:p>
      <text:p text:style-name="P96"><text:soft-page-break/></text:p>
      <text:p text:style-name="P98">. . .</text:p>
      <text:p text:style-name="P96"/>
      <text:p text:style-name="P96">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96"><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96"><text:s text:c="3"/>She started by asking what I had meant at Odd's the other day when she had said she was looking for someone to manage her life and I had said I'd applied for the position.</text:p>
      <text:p text:style-name="P96"><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96"><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96"><text:s text:c="3"/>I assured her that I understood her indecision, that I would continue to care about her with no expectation other than open communication, that I would be her friend and bandmate regardless of where things headed, that I knew what I wanted and wouldn't settle for anyone unless they made me feel as seen, safe <text:soft-page-break/>and happy as she did, and that I would communicate to her if I happened to find that.</text:p>
      <text:p text:style-name="P96"><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96"><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96"/>
      <text:p text:style-name="P96">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96"/>
      <text:p text:style-name="P98">. . .</text:p>
      <text:p text:style-name="P96"/>
      <text:p text:style-name="P96">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96"><text:s text:c="3"/>We ran through Kokomo first. Melissa was overly excited and neither she nor Ryan were focusing very well. We played Smoke and Ashes after that and got a lot more honed in, then ran through <text:soft-page-break/>Blazing Bright and Kokomo again. I was starting to wonder if I had tried to negate what Hannah was telling me. I said goodbye, drove up to Scott's house in the rain, let Myrtle out and wrote in my journal until 9:50.</text:p>
      <text:p text:style-name="P96"/>
      <text:p text:style-name="P96">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96"><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96"><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96"/>
      <text:p text:style-name="P98">. . .</text:p>
      <text:p text:style-name="P96"/>
      <text:p text:style-name="P96">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96"><text:s text:c="3"/>She said, "Thank you but I thought you listened a lot!" and then we talked about a heckler at her gig for 40 minutes until she said, "Thanks for being a good friend to me today - not an easy day - thanks for listening. Night night!"</text:p>
      <text:p text:style-name="P96"><text:soft-page-break/><text:s text:c="3"/>I promised to try and always make it easy and safe for her to share her feelings and then wrote in my journal at 12:24.</text:p>
      <text:p text:style-name="P96"/>
      <text:p text:style-name="P98">. . .</text:p>
      <text:p text:style-name="P96"/>
      <text:p text:style-name="P96">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96"/>
      <text:p text:style-name="P96">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96"/>
      <text:p text:style-name="P75">VII.XVIII</text:p>
      <text:p text:style-name="P96"/>
      <text:p text:style-name="P96">I got up with Myrtle at 6AM sharp, let her out, back in, fed her and wrote in my journal with my brilliant idea at 6:12.</text:p>
      <text:p text:style-name="P96"/>
      <text:p text:style-name="P96">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imes in the car or the stoop where I could and maybe should have been so specific, but left things vague instead.</text:p>
      <text:p text:style-name="P96"><text:s text:c="3"/>What an idiot I've been and a genius I suddenly am!</text:p>
      <text:p text:style-name="P96"><text:soft-page-break/><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96"/>
      <text:p text:style-name="P98">. . .</text:p>
      <text:p text:style-name="P96"/>
      <text:p text:style-name="P96">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96"><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96"/>
      <text:p text:style-name="P96">I think If I'm hanging with Charlie til 2:15ish, back at Scott's by 2:30, leaving again by 5:45, that's not so bad. The second option of bringing Myrtle over to Kevin's house and hanging out with both dogs for six+ hours sounds pretty chaotic. The 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96"/>
      <text:p text:style-name="P98"><text:soft-page-break/>. . .</text:p>
      <text:p text:style-name="P96"/>
      <text:p text:style-name="P96">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96"><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96"/>
      <text:p text:style-name="P96">"<text:span text:style-name="T53">PLEASE BE NiCE.</text:span></text:p>
      <text:p text:style-name="P69">Hi my name is</text:p>
      <text:p text:style-name="P69">Donna L. Rumsey</text:p>
      <text:p text:style-name="P69">THE PLANT. My</text:p>
      <text:p text:style-name="P69">Son come and see</text:p>
      <text:p text:style-name="P69">Me all the time <text:s text:c="2"/>for</text:p>
      <text:p text:style-name="P96"><text:span text:style-name="T53">He is still caring me.)</text:span>"</text:p>
      <text:p text:style-name="P96"/>
      <text:p text:style-name="P96">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96"/>
      <text:p text:style-name="P98">. . .</text:p>
      <text:p text:style-name="P96"/>
      <text:p text:style-name="P96">A lady came up and asked if she could plug her computer in next to me I said, "Do you want me to move down or something?"</text:p>
      <text:p text:style-name="P96"><text:s text:c="3"/>"If you don't mind," she said.</text:p>
      <text:p text:style-name="P96"><text:s text:c="3"/>I looked around and the coffee shop was annoyingly packed, so I walked out into the rain, sat in the Mountain Xpress alcove, then <text:soft-page-break/>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96"/>
      <text:p text:style-name="P96">Music, once again, despite its performance being half-assed, has made me feel SURPRISINGLY better. I only slightly regret sending the picture of the plant to Hannah and am glad no one really knows how miserable I have been. I felt all the other emotions, too.</text:p>
      <text:p text:style-name="P96"><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96"><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96"><text:s text:c="3"/>I don't think I will go to Highland on Wednesday. I may have rehearsal, but I will give her that space either way.</text:p>
      <text:p text:style-name="P96"/>
      <text:p text:style-name="P96">I went to bed when the sun went down and laid awake until Hannah responded at 11. I was annoyed because she was only giving me a few words an hour, but I knew it had been a long day at work. "Just a couple more sentences," I thought, "And this would <text:soft-page-break/>be a bonafide conversation." I heard a banging noise at one point and saw the shadow of a giant bear outside, knocking over the trash bins.</text:p>
      <text:p text:style-name="P96"/>
      <text:p text:style-name="P75">VII.XIX</text:p>
      <text:p text:style-name="P96"/>
      <text:p text:style-name="P96">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96"><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96"><text:s text:c="3"/>I finished cleaning up after he had left, washed my hands, poured some coffee, sent pictures to Leann + Hannah and wrote in my journal until 10:23.</text:p>
      <text:p text:style-name="P96"/>
      <text:p text:style-name="P96">I am feeling confident I can sustain a steady mood for the rest of my time here at least. . .I drank coffee on the porch with Myrtle, made noodles, flossed, brushed, propped open the cat window with a hammer and locked down the house</text:p>
      <text:p text:style-name="P96"/>
      <text:p text:style-name="P98">. . .</text:p>
      <text:p text:style-name="P96"/>
      <text:p text:style-name="P96">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96"><text:soft-page-break/><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96"><text:s text:c="3"/>We struggled with the monitor amp but got the PA all set up and checked. I sat in a nearby rocker, got blasted with AC, showed Wyndham the bonsai, took some pictures, talked with a guide, went to the restroom and a vending machine for gummies.</text:p>
      <text:p text:style-name="P96"><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96"><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96"><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96"><text:s text:c="3"/>She sent me a reel at 9:00 on the nose, so I sent pics and asked about her day. I was surprised she asked about mine in return. She sent pictures of a 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96"><text:soft-page-break/><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96"/>
      <text:p text:style-name="P78">VII.XX</text:p>
      <text:p text:style-name="P77"><text:span text:style-name="T84"/></text:p>
      <text:p text:style-name="P99">I woke at 5:50, let Myrtle out, fed her, let her out again and went back to bed. My neck was sore and I knew it would have been better to just get up, but I couldn’t. Myrtle started barking like crazy, and, sure enough, the trash cans had been knocked over again.</text:p>
      <text:p text:style-name="P99"><text:s text:c="3"/>I walked around to the front porch, and that bear was just having a mosey through the yard. I said something casual to him and startled one of the cats, which startled me, which startled the bear. He ran off down the hill.</text:p>
      <text:p text:style-name="P99"><text:s text:c="3"/>I went back to bed for a while. Myrtle was going crazy, harassing the cats, etc. I got up, ate a banana, made coffee, meditated on the rug near the kitchen, drank coffee, did yoga with Myrtle, poured another cup and sat in the window to drink it.</text:p>
      <text:p text:style-name="P99"><text:s text:c="3"/>It was too hot, so I folded my laundry and put it in my duffel. I sat in the window drinking my coffee and thinking about how crazy life is.</text:p>
      <text:p text:style-name="P79"><text:span text:style-name="T84"/></text:p>
      <text:p text:style-name="P99">My current feeling/plan about the Hannah situation is to take the surrender I felt while playing in the tent and apply it to that relationship, if not, obviously, my whole life.</text:p>
      <text:p text:style-name="P99"><text:s text:c="3"/>There is a yin/yang of songs playing in my head: Home’s Just A Place because Hannah being unable to ever love me is a real possibility, and then Time’s Too Fast, because whatever hopeless thoughts I have around that are irrelevant; life changes too quickly and wildly to think we can know what will happen. I had that thought while looking out Scott McMicken’s window.</text:p>
      <text:p text:style-name="P79"><text:span text:style-name="T84"/></text:p>
      <text:p text:style-name="P99"><text:soft-page-break/>I would also like to spend less time on my phone, in life, in general. I forgot to write how I was writing in my journal. I’ll have to get up to check the time… 10:40.</text:p>
      <text:p text:style-name="P79"><text:span text:style-name="T84"/></text:p>
      <text:p text:style-name="P100">. . .</text:p>
      <text:p text:style-name="P79"><text:span text:style-name="T84"/></text:p>
      <text:p text:style-name="P99">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79"><text:span text:style-name="T84"/></text:p>
      <text:p text:style-name="P70">Have you listened to the new </text:p>
      <text:p text:style-name="P70">Honeycutters album all the </text:p>
      <text:p text:style-name="P70">way through? It's intense!</text:p>
      <text:p text:style-name="P72">Not in its final form!</text:p>
      <text:p text:style-name="P72">Kevin was showing me</text:p>
      <text:p text:style-name="P72">everything as they were</text:p>
      <text:p text:style-name="P72">putting it together.</text:p>
      <text:p text:style-name="P72">The words "Good grief"</text:p>
      <text:p text:style-name="P72">come to mind</text:p>
      <text:p text:style-name="P71">Yeah. A lot of grief.</text:p>
      <text:p text:style-name="P52"><text:span text:style-name="T84"/></text:p>
      <text:p text:style-name="P70">A couple of times when they </text:p>
      <text:p text:style-name="P70">got done playing on this </text:p>
      <text:p text:style-name="P70">tour, they would come back </text:p>
      <text:p text:style-name="P70">to the green room and be </text:p>
      <text:p text:style-name="P70">really somber and I couldn't </text:p>
      <text:p text:style-name="P70">figure out why</text:p>
      <text:p text:style-name="P71">This definitely explains it</text:p>
      <text:p text:style-name="P70">I mean, they still joked </text:p>
      <text:p text:style-name="P70">around. But it's the kind </text:p>
      <text:p text:style-name="P70">of joking that you do at a </text:p>
      <text:p text:style-name="P70">funeral.</text:p>
      <text:p text:style-name="P70">It also makes me think that </text:p>
      <text:p text:style-name="P70"><text:soft-page-break/>Scott must be good at holding </text:p>
      <text:p text:style-name="P70">space for hard emotions </text:p>
      <text:p text:style-name="P70">in the studio </text:p>
      <text:p text:style-name="P72">I'm glad they have each other.</text:p>
      <text:p text:style-name="P72"><text:s/>That's too much pain for any</text:p>
      <text:p text:style-name="P72"><text:s/>one person to transmute, let</text:p>
      <text:p text:style-name="P72"><text:s/>alone perform. They took</text:p>
      <text:p text:style-name="P72"><text:s/>their lives and held</text:p>
      <text:p text:style-name="P72"><text:s/>themselves accountable for</text:p>
      <text:p text:style-name="P72"><text:s/>turning it into the truest</text:p>
      <text:p text:style-name="P72"><text:s/>kind of art that can be made,</text:p>
      <text:p text:style-name="P72"><text:s/>and now they have the</text:p>
      <text:p text:style-name="P72"><text:s/>responsibility of regularly</text:p>
      <text:p text:style-name="P72"><text:s/>letting people in on a version</text:p>
      <text:p text:style-name="P72"><text:s/>of that that is real enough</text:p>
      <text:p text:style-name="P72"><text:s/>to share and feel</text:p>
      <text:p text:style-name="P52"><text:span text:style-name="T84"/></text:p>
      <text:p text:style-name="P72">Yeah I was thinking last</text:p>
      <text:p text:style-name="P72"><text:s/>night about Scott is so</text:p>
      <text:p text:style-name="P72"><text:s/>paradoxically one of the</text:p>
      <text:p text:style-name="P72"><text:s/>most serious and mature</text:p>
      <text:p text:style-name="P72"><text:s/>people when it comes to</text:p>
      <text:p text:style-name="P72"><text:s/>creating art but also</text:p>
      <text:p text:style-name="P72"><text:s/>the biggest kid about it</text:p>
      <text:p text:style-name="P70">Wise words</text:p>
      <text:p text:style-name="P70">I'm glad too </text:p>
      <text:p text:style-name="P72">Myrtle and I have been </text:p>
      <text:p text:style-name="P72">having a very reflective </text:p>
      <text:p text:style-name="P72">morning together. </text:p>
      <text:p text:style-name="P72">That bear came back too</text:p>
      <text:p text:style-name="P70">Awww. I love it when my </text:p>
      <text:p text:style-name="P70">cats keep me company </text:p>
      <text:p text:style-name="P70">when I'm journaling </text:p>
      <text:p text:style-name="P71">Did she growl at the bear?</text:p>
      <text:p text:style-name="P52"><text:span text:style-name="T65"/></text:p>
      <text:p text:style-name="P101"><text:soft-page-break/>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01"><text:s text:c="3"/>I left the house on foot and was still agitated by the traffic. I realized I was very hungry. I went into Botiwalla, but the line was too long. I had a slice of sausage from Standard, then a beef kim chi taco from Taco Boy.</text:p>
      <text:p text:style-name="P101"><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53"><text:span text:style-name="T65"><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4">I asked if I could take her up on the auto service trade and she agreed to meet me at my house Monday morning at 9.</text:span></text:p>
      <text:p text:style-name="P102"><text:s text:c="3"/>I walked home just as it started to rain, compiled journal entries and then wrote until 7:30.</text:p>
      <text:p text:style-name="P54"><text:span text:style-name="T74"/></text:p>
      <text:p text:style-name="P103">/ / /</text:p>
      <text:p text:style-name="P104">. . .</text:p>
      <text:p text:style-name="P53"><text:span text:style-name="T74"/></text:p>
      <text:p text:style-name="P55"><text:span text:style-name="T74">I </text:span><text:span text:style-name="T65">printed and pasted 18 pages, ate a popsicle, exchanged reels with Hannah, took a bath, shaved my face, clipped my toenails, texted with Mom about walking and taking her car in for service and wrote in my journal until 9:00.</text:span></text:p>
      <text:p text:style-name="P55"><text:span text:style-name="T65"/></text:p>
      <text:p text:style-name="P56"><text:span text:style-name="T65">Apparently Dad walked a mile while Mom circled around him on the bike. I walked approximately seven. In a previous journal, I might have decided to make some bold indication of this being a new chapter. . .</text:span><text:span text:style-name="T75">I swept my floor, listened to three Dr. Dog songs, installed LibreOffice Writer on my Air thought about swapping out the hog and wrote in my journal at 10:16.</text:span></text:p>
      <text:p text:style-name="P105">.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55"><text:span text:style-name="T75"/></text:p>
      <text:p text:style-name="P106">I appreciate the irony of waking up way earlier than Myrtle would have me do, but feel peaceful doing it on my own accord and am starting to get excited for having the house all to myself again.</text:p>
      <text:p text:style-name="P106"><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55"><text:span text:style-name="T75"/></text:p>
      <text:p text:style-name="P106">What really convinced me to go for it was the idea of moving the black night stand back to under the window because the Chromebook and/or iMac could be placed on top of it and used from the bed.</text:p>
      <text:p text:style-name="P55"><text:soft-page-break/><text:span text:style-name="T75"/></text:p>
      <text:p text:style-name="P57"><text:span text:style-name="T64">V</text:span><text:span text:style-name="T56">II.XXI</text:span></text:p>
      <text:p text:style-name="P58"><text:span text:style-name="T65"/></text:p>
      <text:p text:style-name="P107">I started waking up, and, when I heard Erica coughing, finished rearranging. I downloaded my journal repo, opened 2024 part two, spent a while customizing LibreOffice Writer and wrote at 8:39. </text:p>
      <text:p text:style-name="P58"><text:span text:style-name="T65"/></text:p>
      <text:p text:style-name="P58"><text:span text:style-name="T65">There is more work to be done, but I'm up and running faster than I thought I would be. It's too late for me to change the font, but there is something about it that looks bad on this screen. I wonder what I can tweak... maybe just the size?</text:span><text:span text:style-name="T76"> I quick-fixed the control key, which I'll probably want to do more thoroughly, but, for now, I've got a working setup. I really just need to set up an SSH key for GitHub.</text:span><text:span text:style-name="T77"> Then there's the printer, of course, but I have set it up on this computer before. A quick test of the prevoius setup fails.</text:span></text:p>
      <text:p text:style-name="P58"><text:span text:style-name="T77"/></text:p>
      <text:p text:style-name="P59"><text:span text:style-name="T77">.</text:span><text:span text:style-name="T65"> . .</text:span></text:p>
      <text:p text:style-name="P60"><text:span text:style-name="T65"/></text:p>
      <text:p text:style-name="P108">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09"><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16">.</text:span></text:p>
      <text:p text:style-name="P109"><text:span text:style-name="T116"><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08"><text:soft-page-break/><text:s text:c="3"/>She gave me a ride to my house, where I took off my hat/shoes and wrote in my journal. </text:p>
      <text:p text:style-name="P108"><text:span text:style-name="T78"/></text:p>
      <text:p text:style-name="P110"><text:span text:style-name="T117">.</text:span> . .</text:p>
      <text:p text:style-name="P111"/>
      <text:p text:style-name="P111">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18"> . .I ate while listening to Andy Shauf and got a text from Scott thanking me and saying he would pay me presently.</text:span></text:p>
      <text:p text:style-name="P112"><text:s text:c="3"/>I put my clothes and bags away, arranged my alternate desk, then wrote in my journal at 6:49.<text:span text:style-name="T119"> . .I went through the tutorial to create a new SSH key on the Air Hog and added it to GitHub, and, after just a bit of git trickery, managed to push the updated journal</text:span><text:span text:style-name="T120"> and wrote about it at 7:10.</text:span><text:span text:style-name="T121"> . .I did nothing but lay in bed and eat CheezIts until I wrote in my journal when it started raining again at 8:4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1T20:42:11.109621067</dc:date>
    <meta:editing-duration>P9DT22H5M1S</meta:editing-duration>
    <meta:editing-cycles>304</meta:editing-cycles>
    <meta:generator>LibreOffice/24.2.5.2$MacOSX_X86_64 LibreOffice_project/bffef4ea93e59bebbeaf7f431bb02b1a39ee8a59</meta:generator>
    <meta:print-date>2024-07-21T14:55:53.054910076</meta:print-date>
    <meta:document-statistic meta:table-count="0" meta:image-count="0" meta:object-count="0" meta:page-count="46" meta:paragraph-count="437" meta:word-count="13307" meta:character-count="69410" meta:non-whitespace-character-count="55985"/>
  </office:meta>
</office:document-meta>
</file>